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F" svg:font-family="F" style:font-family-generic="system"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Arial, sans-serif" svg:font-family="Arial, sans-serif" style:font-family-generic="roman"/>
  </office:font-face-decls>
  <office:automatic-styles>
    <style:style style:name="P1" style:parent-style-name="Corpsdetexte" style:master-page-name="MP0" style:family="paragraph">
      <style:paragraph-properties fo:break-before="page"/>
      <style:text-properties fo:language="en" fo:country="GB"/>
    </style:style>
    <style:style style:name="P2" style:parent-style-name="Corpsdetexte" style:family="paragraph">
      <style:text-properties fo:language="en" fo:country="GB"/>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b" style:family="text">
      <style:text-properties style:font-name="Times New Roman" fo:font-size="12pt" style:font-size-asian="12pt" style:font-size-complex="12pt" fo:background-color="transparent"/>
    </style:style>
    <style:style style:name="P6" style:parent-style-name="Titre1" style:family="paragraph">
      <style:text-properties style:font-name="Times New Roman" fo:color="#000000"/>
    </style:style>
    <style:style style:name="T7" style:parent-style-name="persName" style:family="text">
      <style:text-properties style:font-name="Times New Roman" style:font-size-complex="12pt"/>
    </style:style>
    <style:style style:name="T8" style:parent-style-name="name" style:family="text">
      <style:text-properties style:font-name="Times New Roman" style:font-size-complex="12pt"/>
    </style:style>
    <style:style style:name="T9" style:parent-style-name="name" style:family="text">
      <style:text-properties style:font-name="Times New Roman" style:font-size-complex="12pt" fo:background-color="transparent"/>
    </style:style>
    <style:style style:name="T10" style:parent-style-name="persName" style:family="text">
      <style:text-properties style:font-name="Times New Roman" style:font-size-complex="12pt"/>
    </style:style>
    <style:style style:name="T11" style:parent-style-name="pb" style:family="text">
      <style:text-properties style:font-name="Times New Roman" fo:font-size="12pt" style:font-size-asian="12pt" style:font-size-complex="12pt" fo:background-color="transparent"/>
    </style:style>
    <style:style style:name="T12" style:parent-style-name="name" style:family="text">
      <style:text-properties style:font-name="Times New Roman" style:font-size-complex="12pt"/>
    </style:style>
    <style:style style:name="T13" style:parent-style-name="tech" style:family="text">
      <style:text-properties style:font-name="Times New Roman" style:font-size-complex="12pt"/>
    </style:style>
    <style:style style:name="T14" style:parent-style-name="tech" style:family="text">
      <style:text-properties style:font-name="Times New Roman" style:font-size-complex="12pt"/>
    </style:style>
    <style:style style:name="T15" style:parent-style-name="tech" style:family="text">
      <style:text-properties style:font-name="Times New Roman" style:font-size-complex="12pt"/>
    </style:style>
    <style:style style:name="T16" style:parent-style-name="tech" style:family="text">
      <style:text-properties style:font-name="Times New Roman" style:font-size-complex="12pt"/>
    </style:style>
    <style:style style:name="T17" style:parent-style-name="tech" style:family="text">
      <style:text-properties style:font-name="Times New Roman" style:font-size-complex="12pt"/>
    </style:style>
    <style:style style:name="T18" style:parent-style-name="name" style:family="text">
      <style:text-properties style:font-name="Times New Roman" style:font-size-complex="12pt" fo:background-color="transparent"/>
    </style:style>
    <style:style style:name="T19" style:parent-style-name="persName" style:family="text">
      <style:text-properties style:font-name="Times New Roman" style:font-size-complex="12pt"/>
    </style:style>
    <style:style style:name="T20" style:parent-style-name="name" style:family="text">
      <style:text-properties style:font-name="Times New Roman" style:font-size-complex="12pt" fo:background-color="transparent"/>
    </style:style>
    <style:style style:name="T21" style:parent-style-name="date" style:family="text">
      <style:text-properties style:font-name="Times New Roman" style:font-size-complex="12pt"/>
    </style:style>
    <style:style style:name="T22" style:parent-style-name="tech" style:family="text">
      <style:text-properties style:font-name="Times New Roman" style:font-size-complex="12pt"/>
    </style:style>
    <style:style style:name="T23" style:parent-style-name="tech" style:family="text">
      <style:text-properties style:font-name="Times New Roman" style:font-size-complex="12pt"/>
    </style:style>
    <style:style style:name="T24" style:parent-style-name="persName" style:family="text">
      <style:text-properties style:font-name="Times New Roman" style:font-size-complex="12pt"/>
    </style:style>
    <style:style style:name="T25" style:parent-style-name="tech" style:family="text">
      <style:text-properties style:font-name="Times New Roman" style:font-size-complex="12pt" fo:background-color="transparent"/>
    </style:style>
    <style:style style:name="T26" style:parent-style-name="name" style:family="text">
      <style:text-properties style:font-name="Times New Roman" style:font-size-complex="12pt"/>
    </style:style>
    <style:style style:name="T27" style:parent-style-name="pb" style:family="text">
      <style:text-properties style:font-name="Times New Roman" fo:font-size="12pt" style:font-size-asian="12pt" style:font-size-complex="12pt" fo:background-color="transparent"/>
    </style:style>
    <style:style style:name="T28" style:parent-style-name="tech" style:family="text">
      <style:text-properties style:font-name="Times New Roman" style:font-size-complex="12pt"/>
    </style:style>
    <style:style style:name="T29" style:parent-style-name="placeName" style:family="text">
      <style:text-properties style:font-name="Times New Roman" style:font-size-complex="12pt"/>
    </style:style>
    <style:style style:name="T30" style:parent-style-name="placeName" style:family="text">
      <style:text-properties style:font-name="Times New Roman" style:font-size-complex="12pt"/>
    </style:style>
    <style:style style:name="T31" style:parent-style-name="placeName" style:family="text">
      <style:text-properties style:font-name="Times New Roman" style:font-size-complex="12pt"/>
    </style:style>
    <style:style style:name="T32" style:parent-style-name="tech" style:family="text">
      <style:text-properties style:font-name="Times New Roman" style:font-size-complex="12pt"/>
    </style:style>
    <style:style style:name="T33" style:parent-style-name="tech" style:family="text">
      <style:text-properties style:font-name="Times New Roman" style:font-size-complex="12pt" fo:background-color="transparent"/>
    </style:style>
    <style:style style:name="T34" style:parent-style-name="tech" style:family="text">
      <style:text-properties style:font-name="Times New Roman" style:font-size-complex="12pt" fo:background-color="transparent"/>
    </style:style>
    <style:style style:name="T35" style:parent-style-name="persName" style:family="text">
      <style:text-properties style:font-name="Times New Roman" style:font-size-complex="12pt"/>
    </style:style>
    <style:style style:name="T36" style:parent-style-name="tech" style:family="text">
      <style:text-properties style:font-name="Times New Roman" style:font-size-complex="12pt" fo:background-color="transparent"/>
    </style:style>
    <style:style style:name="T37" style:parent-style-name="persName" style:family="text">
      <style:text-properties style:font-name="Times New Roman" style:font-size-complex="12pt"/>
    </style:style>
    <style:style style:name="T38" style:parent-style-name="date" style:family="text">
      <style:text-properties style:font-name="Times New Roman" style:font-size-complex="12pt"/>
    </style:style>
    <style:style style:name="T39" style:parent-style-name="persName" style:family="text">
      <style:text-properties style:font-name="Times New Roman" style:font-size-complex="12pt"/>
    </style:style>
    <style:style style:name="T40" style:parent-style-name="persName" style:family="text">
      <style:text-properties style:font-name="Times New Roman" style:font-size-complex="12pt" fo:background-color="transparent"/>
    </style:style>
    <style:style style:name="T41" style:parent-style-name="name" style:family="text">
      <style:text-properties style:font-name="Times New Roman" style:font-size-complex="12pt"/>
    </style:style>
    <style:style style:name="T42" style:parent-style-name="tech" style:family="text">
      <style:text-properties style:font-name="Times New Roman" style:font-size-complex="12pt"/>
    </style:style>
    <style:style style:name="T43" style:parent-style-name="tech" style:family="text">
      <style:text-properties style:font-name="Times New Roman" style:font-size-complex="12pt" fo:background-color="transparent"/>
    </style:style>
    <style:style style:name="T44" style:parent-style-name="name" style:family="text">
      <style:text-properties style:font-name="Times New Roman" style:font-size-complex="12pt"/>
    </style:style>
    <style:style style:name="T45" style:parent-style-name="name" style:family="text">
      <style:text-properties style:font-name="Times New Roman" style:font-size-complex="12pt"/>
    </style:style>
    <style:style style:name="T46" style:parent-style-name="name" style:family="text">
      <style:text-properties style:font-name="Times New Roman" style:font-size-complex="12pt"/>
    </style:style>
    <style:style style:name="T47" style:parent-style-name="name" style:family="text">
      <style:text-properties style:font-name="Times New Roman" style:font-size-complex="12pt"/>
    </style:style>
    <style:style style:name="T48" style:parent-style-name="tech" style:family="text">
      <style:text-properties style:font-name="Times New Roman" style:font-size-complex="12pt"/>
    </style:style>
    <style:style style:name="T49" style:parent-style-name="tech" style:family="text">
      <style:text-properties style:font-name="Times New Roman" style:font-size-complex="12pt"/>
    </style:style>
    <style:style style:name="T50" style:parent-style-name="pb" style:family="text">
      <style:text-properties style:font-name="Times New Roman" fo:font-size="12pt" style:font-size-asian="12pt" style:font-size-complex="12pt" fo:background-color="transparent"/>
    </style:style>
    <style:style style:name="T51" style:parent-style-name="tech" style:family="text">
      <style:text-properties style:font-name="Times New Roman" style:font-size-complex="12pt"/>
    </style:style>
    <style:style style:name="T52" style:parent-style-name="name" style:family="text">
      <style:text-properties style:font-name="Times New Roman" style:font-size-complex="12pt"/>
    </style:style>
    <style:style style:name="T53" style:parent-style-name="persName" style:family="text">
      <style:text-properties style:font-name="Times New Roman" style:font-size-complex="12pt"/>
    </style:style>
    <style:style style:name="T54" style:parent-style-name="foreign" style:family="text">
      <style:text-properties style:font-name="Times New Roman" style:font-size-complex="12pt"/>
    </style:style>
    <style:style style:name="T55" style:parent-style-name="tech" style:family="text">
      <style:text-properties style:font-name="Times New Roman" style:font-size-complex="12pt"/>
    </style:style>
    <style:style style:name="T56" style:parent-style-name="tech" style:family="text">
      <style:text-properties style:font-name="Times New Roman" style:font-size-complex="12pt"/>
    </style:style>
    <style:style style:name="T57" style:parent-style-name="name" style:family="text">
      <style:text-properties style:font-name="Times New Roman" style:font-size-complex="12pt"/>
    </style:style>
    <style:style style:name="T58" style:parent-style-name="persName" style:family="text">
      <style:text-properties style:font-name="Times New Roman" style:font-size-complex="12pt"/>
    </style:style>
    <style:style style:name="T59" style:parent-style-name="foreign" style:family="text">
      <style:text-properties style:font-name="Times New Roman" style:font-size-complex="12pt"/>
    </style:style>
    <style:style style:name="T60" style:parent-style-name="foreign" style:family="text">
      <style:text-properties style:font-name="Times New Roman" style:use-window-font-color="true" style:font-size-complex="12pt"/>
    </style:style>
    <style:style style:name="T61" style:parent-style-name="foreign" style:family="text">
      <style:text-properties style:font-name="Times New Roman" style:font-size-complex="12pt"/>
    </style:style>
    <style:style style:name="T62" style:parent-style-name="persName" style:family="text">
      <style:text-properties style:font-name="Times New Roman" style:font-size-complex="12pt"/>
    </style:style>
    <style:style style:name="T63" style:parent-style-name="persName" style:family="text">
      <style:text-properties style:font-name="Times New Roman" style:font-size-complex="12pt"/>
    </style:style>
    <style:style style:name="T64" style:parent-style-name="name" style:family="text">
      <style:text-properties style:font-name="Times New Roman" style:font-size-complex="12pt"/>
    </style:style>
    <style:style style:name="T65" style:parent-style-name="foreign" style:family="text">
      <style:text-properties style:font-name="Times New Roman" style:font-size-complex="12pt"/>
    </style:style>
    <style:style style:name="T66" style:parent-style-name="pb" style:family="text">
      <style:text-properties style:font-name="Times New Roman" fo:font-size="12pt" style:font-size-asian="12pt" style:font-size-complex="12pt" fo:background-color="transparent"/>
    </style:style>
    <style:style style:name="T67" style:parent-style-name="foreign" style:family="text">
      <style:text-properties style:font-name="Times New Roman" style:font-size-complex="12pt"/>
    </style:style>
    <style:style style:name="T68" style:parent-style-name="persName" style:family="text">
      <style:text-properties style:font-name="Times New Roman" style:font-size-complex="12pt"/>
    </style:style>
    <style:style style:name="T69" style:parent-style-name="persName" style:family="text">
      <style:text-properties style:font-name="Times New Roman" style:font-size-complex="12pt"/>
    </style:style>
    <style:style style:name="T70" style:parent-style-name="name" style:family="text">
      <style:text-properties style:font-name="Times New Roman" style:font-size-complex="12pt"/>
    </style:style>
    <style:style style:name="T71" style:parent-style-name="foreign" style:family="text">
      <style:text-properties style:font-name="Times New Roman" style:font-size-complex="12pt"/>
    </style:style>
    <style:style style:name="T72" style:parent-style-name="name" style:family="text">
      <style:text-properties style:font-name="Times New Roman" style:font-size-complex="12pt"/>
    </style:style>
    <style:style style:name="T73" style:parent-style-name="foreign" style:family="text">
      <style:text-properties style:font-name="Times New Roman" style:font-size-complex="12pt"/>
    </style:style>
    <style:style style:name="T74" style:parent-style-name="persName" style:family="text">
      <style:text-properties style:font-name="Times New Roman" style:font-size-complex="12pt"/>
    </style:style>
    <style:style style:name="T75" style:parent-style-name="persName" style:family="text">
      <style:text-properties style:font-name="Times New Roman" style:font-size-complex="12pt"/>
    </style:style>
    <style:style style:name="T76" style:parent-style-name="name" style:family="text">
      <style:text-properties style:font-name="Times New Roman" style:font-size-complex="12pt"/>
    </style:style>
    <style:style style:name="T77" style:parent-style-name="foreign" style:family="text">
      <style:text-properties style:font-name="Times New Roman" style:font-size-complex="12pt"/>
    </style:style>
    <style:style style:name="T78" style:parent-style-name="name" style:family="text">
      <style:text-properties style:font-name="Times New Roman" style:font-size-complex="12pt"/>
    </style:style>
    <style:style style:name="T79" style:parent-style-name="foreign" style:family="text">
      <style:text-properties style:font-name="Times New Roman" style:font-size-complex="12pt"/>
    </style:style>
    <style:style style:name="T80" style:parent-style-name="persName" style:family="text">
      <style:text-properties style:font-name="Times New Roman" style:font-size-complex="12pt"/>
    </style:style>
    <style:style style:name="T81" style:parent-style-name="persName" style:family="text">
      <style:text-properties style:font-name="Times New Roman" style:font-size-complex="12pt"/>
    </style:style>
    <style:style style:name="T82" style:parent-style-name="name" style:family="text">
      <style:text-properties style:font-name="Times New Roman" style:font-size-complex="12pt"/>
    </style:style>
    <style:style style:name="T83" style:parent-style-name="foreign" style:family="text">
      <style:text-properties style:font-name="Times New Roman" style:font-size-complex="12pt"/>
    </style:style>
    <style:style style:name="T84" style:parent-style-name="name" style:family="text">
      <style:text-properties style:font-name="Times New Roman" style:font-size-complex="12pt"/>
    </style:style>
    <style:style style:name="T85" style:parent-style-name="foreign" style:family="text">
      <style:text-properties style:font-name="Times New Roman" style:font-size-complex="12pt"/>
    </style:style>
    <style:style style:name="T86" style:parent-style-name="pb" style:family="text">
      <style:text-properties style:font-name="Times New Roman" fo:font-size="12pt" style:font-size-asian="12pt" style:font-size-complex="12pt" fo:background-color="transparent"/>
    </style:style>
    <style:style style:name="T87" style:parent-style-name="persName" style:family="text">
      <style:text-properties style:font-name="Times New Roman" style:font-size-complex="12pt"/>
    </style:style>
    <style:style style:name="T88" style:parent-style-name="name" style:family="text">
      <style:text-properties style:font-name="Times New Roman" style:font-size-complex="12pt"/>
    </style:style>
    <style:style style:name="T89" style:parent-style-name="foreign" style:family="text">
      <style:text-properties style:font-name="Times New Roman" style:font-size-complex="12pt"/>
    </style:style>
    <style:style style:name="T90" style:parent-style-name="persName" style:family="text">
      <style:text-properties style:font-name="Times New Roman" style:font-size-complex="12pt"/>
    </style:style>
    <style:style style:name="T91" style:parent-style-name="name" style:family="text">
      <style:text-properties style:font-name="Times New Roman" style:font-size-complex="12pt"/>
    </style:style>
    <style:style style:name="T92" style:parent-style-name="foreign" style:family="text">
      <style:text-properties style:font-name="Times New Roman" style:font-size-complex="12pt"/>
    </style:style>
    <style:style style:name="T93" style:parent-style-name="persName" style:family="text">
      <style:text-properties style:font-name="Times New Roman" style:font-size-complex="12pt"/>
    </style:style>
    <style:style style:name="T94" style:parent-style-name="name" style:family="text">
      <style:text-properties style:font-name="Times New Roman" style:font-size-complex="12pt"/>
    </style:style>
    <style:style style:name="T95" style:parent-style-name="foreign" style:family="text">
      <style:text-properties style:font-name="Times New Roman" style:font-size-complex="12pt"/>
    </style:style>
    <style:style style:name="T96" style:parent-style-name="persName" style:family="text">
      <style:text-properties style:font-name="Times New Roman" style:font-size-complex="12pt"/>
    </style:style>
    <style:style style:name="T97" style:parent-style-name="name" style:family="text">
      <style:text-properties style:font-name="Times New Roman" style:font-size-complex="12pt"/>
    </style:style>
    <style:style style:name="T98" style:parent-style-name="foreign" style:family="text">
      <style:text-properties style:font-name="Times New Roman" style:font-size-complex="12pt"/>
    </style:style>
    <style:style style:name="T99" style:parent-style-name="persName" style:family="text">
      <style:text-properties style:font-name="Times New Roman" style:font-size-complex="12pt"/>
    </style:style>
    <style:style style:name="T100" style:parent-style-name="name" style:family="text">
      <style:text-properties style:font-name="Times New Roman" style:font-size-complex="12pt"/>
    </style:style>
    <style:style style:name="T101" style:parent-style-name="foreign" style:family="text">
      <style:text-properties style:font-name="Times New Roman" style:font-size-complex="12pt"/>
    </style:style>
    <style:style style:name="T102" style:parent-style-name="name" style:family="text">
      <style:text-properties style:font-name="Times New Roman" style:font-size-complex="12pt"/>
    </style:style>
    <style:style style:name="T103" style:parent-style-name="name" style:family="text">
      <style:text-properties style:font-name="Times New Roman" style:font-size-complex="12pt"/>
    </style:style>
    <style:style style:name="T104" style:parent-style-name="tech" style:family="text">
      <style:text-properties style:font-name="Times New Roman" style:font-size-complex="12pt"/>
    </style:style>
    <style:style style:name="T105" style:parent-style-name="tech" style:family="text">
      <style:text-properties style:font-name="Times New Roman" style:font-size-complex="12pt" fo:background-color="transparent"/>
    </style:style>
    <style:style style:name="T106" style:parent-style-name="pb" style:family="text">
      <style:text-properties style:font-name="Times New Roman" fo:font-size="12pt" style:font-size-asian="12pt" style:font-size-complex="12pt" fo:background-color="transparent"/>
    </style:style>
    <style:style style:name="T107" style:parent-style-name="tech" style:family="text">
      <style:text-properties style:font-name="Times New Roman" style:font-size-complex="12pt"/>
    </style:style>
    <style:style style:name="T108" style:parent-style-name="name" style:family="text">
      <style:text-properties style:font-name="Times New Roman" style:font-size-complex="12pt" fo:background-color="transparent"/>
    </style:style>
    <style:style style:name="T109" style:parent-style-name="name" style:family="text">
      <style:text-properties style:font-name="Times New Roman" style:font-size-complex="12pt" fo:background-color="transparent"/>
    </style:style>
    <style:style style:name="T110" style:parent-style-name="name" style:family="text">
      <style:text-properties style:font-name="Times New Roman" style:font-size-complex="12pt"/>
    </style:style>
    <style:style style:name="T111" style:parent-style-name="name" style:family="text">
      <style:text-properties style:font-name="Times New Roman" style:font-size-complex="12pt"/>
    </style:style>
    <style:style style:name="T112" style:parent-style-name="name" style:family="text">
      <style:text-properties style:font-name="Times New Roman" style:font-size-complex="12pt"/>
    </style:style>
    <style:style style:name="T113" style:parent-style-name="tech" style:family="text">
      <style:text-properties style:font-name="Times New Roman" style:font-size-complex="12pt"/>
    </style:style>
    <style:style style:name="T114" style:parent-style-name="name" style:family="text">
      <style:text-properties style:font-name="Times New Roman" style:font-size-complex="12pt"/>
    </style:style>
    <style:style style:name="T115" style:parent-style-name="name" style:family="text">
      <style:text-properties style:font-name="Times New Roman" style:font-size-complex="12pt"/>
    </style:style>
    <style:style style:name="T116" style:parent-style-name="name" style:family="text">
      <style:text-properties style:font-name="Times New Roman" style:font-size-complex="12pt"/>
    </style:style>
    <style:style style:name="T117" style:parent-style-name="name" style:family="text">
      <style:text-properties style:font-name="Times New Roman" style:font-size-complex="12pt"/>
    </style:style>
    <style:style style:name="T118" style:parent-style-name="name" style:family="text">
      <style:text-properties style:font-name="Times New Roman" style:font-size-complex="12pt"/>
    </style:style>
    <style:style style:name="T119" style:parent-style-name="persName" style:family="text">
      <style:text-properties style:font-name="Times New Roman" style:font-size-complex="12pt"/>
    </style:style>
    <style:style style:name="T120" style:parent-style-name="name" style:family="text">
      <style:text-properties style:font-name="Times New Roman" style:font-size-complex="12pt"/>
    </style:style>
    <style:style style:name="T121" style:parent-style-name="name" style:family="text">
      <style:text-properties style:font-name="Times New Roman" style:font-size-complex="12pt"/>
    </style:style>
    <style:style style:name="T122" style:parent-style-name="persName" style:family="text">
      <style:text-properties style:font-name="Times New Roman" style:font-size-complex="12pt"/>
    </style:style>
    <style:style style:name="T123" style:parent-style-name="persName" style:family="text">
      <style:text-properties style:font-name="Times New Roman" style:font-size-complex="12pt"/>
    </style:style>
    <style:style style:name="T124" style:parent-style-name="pb" style:family="text">
      <style:text-properties style:font-name="Times New Roman" fo:font-size="12pt" style:font-size-asian="12pt" style:font-size-complex="12pt" fo:background-color="transparent"/>
    </style:style>
    <style:style style:name="T125" style:parent-style-name="name" style:family="text">
      <style:text-properties style:font-name="Times New Roman" style:font-size-complex="12pt"/>
    </style:style>
    <style:style style:name="T126" style:parent-style-name="name" style:family="text">
      <style:text-properties style:font-name="Times New Roman" style:font-size-complex="12pt" fo:background-color="transparent"/>
    </style:style>
    <style:style style:name="T127" style:parent-style-name="persName" style:family="text">
      <style:text-properties style:font-name="Times New Roman" style:font-size-complex="12pt"/>
    </style:style>
    <style:style style:name="T128" style:parent-style-name="persName" style:family="text">
      <style:text-properties style:font-name="Times New Roman" style:font-size-complex="12pt"/>
    </style:style>
    <style:style style:name="T129" style:parent-style-name="persName" style:family="text">
      <style:text-properties style:font-name="Times New Roman" style:font-size-complex="12pt"/>
    </style:style>
    <style:style style:name="T130" style:parent-style-name="date" style:family="text">
      <style:text-properties style:font-name="Times New Roman" style:font-size-complex="12pt"/>
    </style:style>
    <style:style style:name="T131" style:parent-style-name="persName" style:family="text">
      <style:text-properties style:font-name="Times New Roman" style:font-size-complex="12pt"/>
    </style:style>
    <style:style style:name="T132" style:parent-style-name="tech" style:family="text">
      <style:text-properties style:font-name="Times New Roman" style:font-size-complex="12pt" fo:background-color="transparent"/>
    </style:style>
    <style:style style:name="T133" style:parent-style-name="persName" style:family="text">
      <style:text-properties style:font-name="Times New Roman" style:font-size-complex="12pt"/>
    </style:style>
    <style:style style:name="T134" style:parent-style-name="persName" style:family="text">
      <style:text-properties style:font-name="Times New Roman" style:font-size-complex="12pt"/>
    </style:style>
    <style:style style:name="T135" style:parent-style-name="name" style:family="text">
      <style:text-properties style:font-name="Times New Roman" style:font-size-complex="12pt"/>
    </style:style>
    <style:style style:name="T136" style:parent-style-name="name" style:family="text">
      <style:text-properties style:font-name="Times New Roman" style:font-size-complex="12pt"/>
    </style:style>
    <style:style style:name="T137" style:parent-style-name="name" style:family="text">
      <style:text-properties style:font-name="Times New Roman" style:font-size-complex="12pt" fo:background-color="transparent"/>
    </style:style>
    <style:style style:name="T138" style:parent-style-name="name" style:family="text">
      <style:text-properties style:font-name="Times New Roman" style:font-size-complex="12pt"/>
    </style:style>
    <style:style style:name="T139" style:parent-style-name="name" style:family="text">
      <style:text-properties style:font-name="Times New Roman" style:font-size-complex="12pt" fo:background-color="transparent"/>
    </style:style>
    <style:style style:name="T140" style:parent-style-name="name" style:family="text">
      <style:text-properties style:font-name="Times New Roman" style:font-size-complex="12pt"/>
    </style:style>
    <style:style style:name="T141" style:parent-style-name="name" style:family="text">
      <style:text-properties style:font-name="Times New Roman" style:font-size-complex="12pt" fo:background-color="transparent"/>
    </style:style>
    <style:style style:name="T142" style:parent-style-name="name" style:family="text">
      <style:text-properties style:font-name="Times New Roman" style:font-size-complex="12pt"/>
    </style:style>
    <style:style style:name="T143" style:parent-style-name="pb" style:family="text">
      <style:text-properties style:font-name="Times New Roman" fo:font-size="12pt" style:font-size-asian="12pt" style:font-size-complex="12pt" fo:background-color="transparent"/>
    </style:style>
    <style:style style:name="T144" style:parent-style-name="name" style:family="text">
      <style:text-properties style:font-name="Times New Roman" style:font-size-complex="12pt"/>
    </style:style>
    <style:style style:name="T145" style:parent-style-name="persName" style:family="text">
      <style:text-properties style:font-name="Times New Roman" style:font-size-complex="12pt"/>
    </style:style>
    <style:style style:name="T146" style:parent-style-name="persName" style:family="text">
      <style:text-properties style:font-name="Times New Roman" style:font-size-complex="12pt"/>
    </style:style>
    <style:style style:name="T147" style:parent-style-name="persName" style:family="text">
      <style:text-properties style:font-name="Times New Roman" style:font-size-complex="12pt"/>
    </style:style>
    <style:style style:name="T148" style:parent-style-name="name" style:family="text">
      <style:text-properties style:font-name="Times New Roman" style:font-size-complex="12pt"/>
    </style:style>
    <style:style style:name="T149" style:parent-style-name="name" style:family="text">
      <style:text-properties style:font-name="Times New Roman" style:font-size-complex="12pt"/>
    </style:style>
    <style:style style:name="T150" style:parent-style-name="name" style:family="text">
      <style:text-properties style:font-name="Times New Roman" style:font-size-complex="12pt"/>
    </style:style>
    <style:style style:name="T151" style:parent-style-name="name" style:family="text">
      <style:text-properties style:font-name="Times New Roman" style:font-size-complex="12pt"/>
    </style:style>
    <style:style style:name="T152" style:parent-style-name="name" style:family="text">
      <style:text-properties style:font-name="Times New Roman" style:font-size-complex="12pt"/>
    </style:style>
    <style:style style:name="T153" style:parent-style-name="persName" style:family="text">
      <style:text-properties style:font-name="Times New Roman" style:font-size-complex="12pt"/>
    </style:style>
    <style:style style:name="T154" style:parent-style-name="tech" style:family="text">
      <style:text-properties style:font-name="Times New Roman" style:font-size-complex="12pt" fo:background-color="transparent"/>
    </style:style>
    <style:style style:name="T155" style:parent-style-name="persName" style:family="text">
      <style:text-properties style:font-name="Times New Roman" style:font-size-complex="12pt"/>
    </style:style>
    <style:style style:name="T156" style:parent-style-name="tech" style:family="text">
      <style:text-properties style:font-name="Times New Roman" style:font-size-complex="12pt"/>
    </style:style>
    <style:style style:name="T157" style:parent-style-name="tech" style:family="text">
      <style:text-properties style:font-name="Times New Roman" style:font-size-complex="12pt"/>
    </style:style>
    <style:style style:name="T158" style:parent-style-name="tech" style:family="text">
      <style:text-properties style:font-name="Times New Roman" style:font-size-complex="12pt" fo:background-color="transparent"/>
    </style:style>
    <style:style style:name="T159" style:parent-style-name="pb" style:family="text">
      <style:text-properties style:font-name="Times New Roman" fo:font-size="12pt" style:font-size-asian="12pt" style:font-size-complex="12pt" fo:background-color="transparent"/>
    </style:style>
    <style:style style:name="T160" style:parent-style-name="name" style:family="text">
      <style:text-properties style:font-name="Times New Roman" style:font-size-complex="12pt"/>
    </style:style>
    <style:style style:name="T161" style:parent-style-name="name" style:family="text">
      <style:text-properties style:font-name="Times New Roman" style:font-size-complex="12pt"/>
    </style:style>
    <style:style style:name="T162" style:parent-style-name="persName" style:family="text">
      <style:text-properties style:font-name="Times New Roman" style:font-size-complex="12pt"/>
    </style:style>
    <style:style style:name="T163" style:parent-style-name="tech" style:family="text">
      <style:text-properties style:font-name="Times New Roman" style:font-size-complex="12pt" fo:background-color="transparent"/>
    </style:style>
    <style:style style:name="T164" style:parent-style-name="tech" style:family="text">
      <style:text-properties style:font-name="Times New Roman" style:font-size-complex="12pt"/>
    </style:style>
    <style:style style:name="T165" style:parent-style-name="persName" style:family="text">
      <style:text-properties style:font-name="Times New Roman" style:font-size-complex="12pt"/>
    </style:style>
    <style:style style:name="T166" style:parent-style-name="tech" style:family="text">
      <style:text-properties style:font-name="Times New Roman" style:font-size-complex="12pt" fo:background-color="transparent"/>
    </style:style>
    <style:style style:name="T167" style:parent-style-name="name" style:family="text">
      <style:text-properties style:font-name="Times New Roman" style:font-size-complex="12pt"/>
    </style:style>
    <style:style style:name="T168" style:parent-style-name="persName" style:family="text">
      <style:text-properties style:font-name="Times New Roman" style:font-size-complex="12pt"/>
    </style:style>
    <style:style style:name="T169" style:parent-style-name="persName" style:family="text">
      <style:text-properties style:font-name="Times New Roman" style:font-size-complex="12pt"/>
    </style:style>
    <style:style style:name="T170" style:parent-style-name="tech" style:family="text">
      <style:text-properties style:font-name="Times New Roman" style:font-size-complex="12pt" fo:background-color="transparent"/>
    </style:style>
    <style:style style:name="T171" style:parent-style-name="name" style:family="text">
      <style:text-properties style:font-name="Times New Roman" style:font-size-complex="12pt"/>
    </style:style>
    <style:style style:name="T172" style:parent-style-name="name" style:family="text">
      <style:text-properties style:font-name="Times New Roman" style:font-size-complex="12pt"/>
    </style:style>
    <style:style style:name="T173" style:parent-style-name="pb" style:family="text">
      <style:text-properties style:font-name="Times New Roman" fo:font-size="12pt" style:font-size-asian="12pt" style:font-size-complex="12pt" fo:background-color="transparent"/>
    </style:style>
    <style:style style:name="T174" style:parent-style-name="tech" style:family="text">
      <style:text-properties style:font-name="Times New Roman" style:font-size-complex="12pt" fo:background-color="transparent"/>
    </style:style>
    <style:style style:name="T175" style:parent-style-name="persName" style:family="text">
      <style:text-properties style:font-name="Times New Roman" style:font-size-complex="12pt"/>
    </style:style>
    <style:style style:name="T176" style:parent-style-name="persName" style:family="text">
      <style:text-properties style:font-name="Times New Roman" style:font-size-complex="12pt"/>
    </style:style>
    <style:style style:name="T177" style:parent-style-name="persName" style:family="text">
      <style:text-properties style:font-name="Times New Roman" style:font-size-complex="12pt"/>
    </style:style>
    <style:style style:name="T178" style:parent-style-name="persName" style:family="text">
      <style:text-properties style:font-name="Times New Roman" style:font-size-complex="12pt" fo:background-color="transparent"/>
    </style:style>
    <style:style style:name="T179" style:parent-style-name="persName" style:family="text">
      <style:text-properties style:font-name="Times New Roman" style:font-size-complex="12pt"/>
    </style:style>
    <style:style style:name="T180" style:parent-style-name="persName" style:family="text">
      <style:text-properties style:font-name="Times New Roman" style:font-size-complex="12pt"/>
    </style:style>
    <style:style style:name="T181" style:parent-style-name="persName" style:family="text">
      <style:text-properties style:font-name="Times New Roman" style:font-size-complex="12pt"/>
    </style:style>
    <style:style style:name="T182" style:parent-style-name="tech" style:family="text">
      <style:text-properties style:font-name="Times New Roman" style:font-size-complex="12pt" fo:background-color="transparent"/>
    </style:style>
    <style:style style:name="T183" style:parent-style-name="placeName" style:family="text">
      <style:text-properties style:font-name="Times New Roman" style:font-size-complex="12pt"/>
    </style:style>
    <style:style style:name="T184" style:parent-style-name="date" style:family="text">
      <style:text-properties style:font-name="Times New Roman" style:font-size-complex="12pt"/>
    </style:style>
    <style:style style:name="T185" style:parent-style-name="persName" style:family="text">
      <style:text-properties style:font-name="Times New Roman" style:font-size-complex="12pt"/>
    </style:style>
    <style:style style:name="T186" style:parent-style-name="persName" style:family="text">
      <style:text-properties style:font-name="Times New Roman" style:font-size-complex="12pt"/>
    </style:style>
    <style:style style:name="T187" style:parent-style-name="pb" style:family="text">
      <style:text-properties style:font-name="Times New Roman" fo:font-size="12pt" style:font-size-asian="12pt" style:font-size-complex="12pt" fo:background-color="transparent"/>
    </style:style>
    <style:style style:name="P188" style:parent-style-name="Textbody" style:family="paragraph">
      <style:paragraph-properties fo:text-align="justify"/>
    </style:style>
    <style:style style:name="T189" style:parent-style-name="Policepardéfaut" style:family="text">
      <style:text-properties style:font-name="Times New Roman"/>
    </style:style>
    <style:style style:name="T190" style:parent-style-name="placeName" style:family="text">
      <style:text-properties style:font-name="Times New Roman"/>
    </style:style>
    <style:style style:name="T191" style:parent-style-name="placeName" style:family="text">
      <style:text-properties style:font-name="Times New Roman"/>
    </style:style>
    <style:style style:name="T192" style:parent-style-name="Policepardéfaut" style:family="text">
      <style:text-properties style:font-name="Times New Roman"/>
    </style:style>
    <style:style style:name="T193" style:parent-style-name="persName" style:family="text">
      <style:text-properties style:font-name="Times New Roman"/>
    </style:style>
    <style:style style:name="T194" style:parent-style-name="Policepardéfaut" style:family="text">
      <style:text-properties style:font-name="Times New Roman"/>
    </style:style>
    <style:style style:name="T195" style:parent-style-name="persName" style:family="text">
      <style:text-properties style:font-name="Times New Roman"/>
    </style:style>
    <style:style style:name="T196" style:parent-style-name="Policepardéfaut" style:family="text">
      <style:text-properties style:font-name="Times New Roman"/>
    </style:style>
    <style:style style:name="T197" style:parent-style-name="date" style:family="text">
      <style:text-properties style:font-name="Times New Roman"/>
    </style:style>
    <style:style style:name="T198" style:parent-style-name="Policepardéfaut" style:family="text">
      <style:text-properties style:font-name="Times New Roman"/>
    </style:style>
    <style:style style:name="T199" style:parent-style-name="Policepardéfaut" style:family="text">
      <style:text-properties style:font-name="Times New Roman"/>
    </style:style>
    <style:style style:name="T200" style:parent-style-name="tech" style:family="text">
      <style:text-properties style:font-name="Times New Roman"/>
    </style:style>
    <style:style style:name="T201" style:parent-style-name="Policepardéfaut" style:family="text">
      <style:text-properties style:font-name="Times New Roman"/>
    </style:style>
    <style:style style:name="T202" style:parent-style-name="placeName" style:family="text">
      <style:text-properties style:font-name="Times New Roman"/>
    </style:style>
    <style:style style:name="T203" style:parent-style-name="Policepardéfaut" style:family="text">
      <style:text-properties style:font-name="Times New Roman"/>
    </style:style>
    <style:style style:name="T204" style:parent-style-name="tech" style:family="text">
      <style:text-properties style:font-name="Times New Roman"/>
    </style:style>
    <style:style style:name="T205" style:parent-style-name="Policepardéfaut" style:family="text">
      <style:text-properties style:font-name="Times New Roman"/>
    </style:style>
    <style:style style:name="T206" style:parent-style-name="persName" style:family="text">
      <style:text-properties style:font-name="Times New Roman"/>
    </style:style>
    <style:style style:name="T207" style:parent-style-name="Policepardéfaut" style:family="text">
      <style:text-properties style:font-name="Times New Roman"/>
    </style:style>
    <style:style style:name="T208" style:parent-style-name="persName" style:family="text">
      <style:text-properties style:font-name="Times New Roman"/>
    </style:style>
    <style:style style:name="T209" style:parent-style-name="Policepardéfaut" style:family="text">
      <style:text-properties style:font-name="Times New Roman"/>
    </style:style>
    <style:style style:name="T210" style:parent-style-name="Policepardéfaut" style:family="text">
      <style:text-properties style:font-name="Times New Roman"/>
    </style:style>
    <style:style style:name="T211" style:parent-style-name="tech" style:family="text">
      <style:text-properties style:font-name="Times New Roman"/>
    </style:style>
    <style:style style:name="T212" style:parent-style-name="tech" style:family="text">
      <style:text-properties style:font-name="Times New Roman"/>
    </style:style>
    <style:style style:name="T213" style:parent-style-name="Policepardéfaut" style:family="text">
      <style:text-properties style:font-name="Times New Roman"/>
    </style:style>
    <style:style style:name="T214" style:parent-style-name="tech" style:family="text">
      <style:text-properties style:font-name="Times New Roman"/>
    </style:style>
    <style:style style:name="T215" style:parent-style-name="tech" style:family="text">
      <style:text-properties style:font-name="Times New Roman" fo:background-color="transparent"/>
    </style:style>
    <style:style style:name="T216" style:parent-style-name="tech" style:family="text">
      <style:text-properties style:font-name="Times New Roman"/>
    </style:style>
    <style:style style:name="T217" style:parent-style-name="Policepardéfaut" style:family="text">
      <style:text-properties style:font-name="Times New Roman"/>
    </style:style>
    <style:style style:name="P218" style:parent-style-name="Textbody" style:family="paragraph">
      <style:text-properties style:font-name="Times New Roman"/>
    </style:style>
    <style:style style:name="T219" style:parent-style-name="pb" style:family="text">
      <style:text-properties style:font-name="Times New Roman" fo:font-size="12pt" style:font-size-asian="12pt" style:font-size-complex="12pt" fo:background-color="transparent"/>
    </style:style>
    <style:style style:name="T220" style:parent-style-name="tech" style:family="text">
      <style:text-properties style:font-name="Times New Roman" style:font-size-complex="12pt"/>
    </style:style>
    <style:style style:name="T221" style:parent-style-name="tech" style:family="text">
      <style:text-properties style:font-name="Times New Roman" style:font-size-complex="12pt" fo:background-color="transparent"/>
    </style:style>
    <style:style style:name="T222" style:parent-style-name="tech" style:family="text">
      <style:text-properties style:font-name="Times New Roman" style:font-size-complex="12pt"/>
    </style:style>
    <style:style style:name="T223" style:parent-style-name="tech" style:family="text">
      <style:text-properties style:font-name="Times New Roman" style:font-size-complex="12pt" fo:background-color="transparent"/>
    </style:style>
    <style:style style:name="T224" style:parent-style-name="tech" style:family="text">
      <style:text-properties style:font-name="Times New Roman" style:font-size-complex="12pt"/>
    </style:style>
    <style:style style:name="T225" style:parent-style-name="tech" style:family="text">
      <style:text-properties style:font-name="Times New Roman" style:font-size-complex="12pt" fo:background-color="transparent"/>
    </style:style>
    <style:style style:name="T226" style:parent-style-name="tech" style:family="text">
      <style:text-properties style:font-name="Times New Roman" style:font-size-complex="12pt" fo:background-color="transparent"/>
    </style:style>
    <style:style style:name="T227" style:parent-style-name="persName" style:family="text">
      <style:text-properties style:font-name="Times New Roman" style:font-size-complex="12pt"/>
    </style:style>
    <style:style style:name="T228" style:parent-style-name="tech" style:family="text">
      <style:text-properties style:font-name="Times New Roman" style:font-size-complex="12pt"/>
    </style:style>
    <style:style style:name="P229" style:parent-style-name="Normal" style:family="paragraph">
      <style:paragraph-properties fo:margin-bottom="0in"/>
    </style:style>
    <style:style style:name="T230" style:parent-style-name="Policepardéfaut" style:family="text">
      <style:text-properties style:font-name="Segoe UI"/>
    </style:style>
    <style:style style:name="P231" style:parent-style-name="Normal" style:family="paragraph">
      <style:paragraph-properties fo:margin-bottom="0in"/>
    </style:style>
    <style:style style:name="T232" style:parent-style-name="tech" style:family="text">
      <style:text-properties style:font-name="Times New Roman" style:font-size-complex="12pt" fo:background-color="transparent"/>
    </style:style>
    <style:style style:name="T233" style:parent-style-name="tech" style:family="text">
      <style:text-properties style:font-name="Times New Roman" style:font-size-complex="12pt"/>
    </style:style>
    <style:style style:name="T234" style:parent-style-name="tech" style:family="text">
      <style:text-properties style:font-name="Times New Roman" style:font-size-complex="12pt" fo:background-color="transparent"/>
    </style:style>
    <style:style style:name="T235" style:parent-style-name="tech" style:family="text">
      <style:text-properties style:font-name="Times New Roman" style:font-size-complex="12pt"/>
    </style:style>
    <style:style style:name="T236" style:parent-style-name="date" style:family="text">
      <style:text-properties style:font-name="Times New Roman" style:font-size-complex="12pt"/>
    </style:style>
    <style:style style:name="T237" style:parent-style-name="persName" style:family="text">
      <style:text-properties style:font-name="Times New Roman" style:font-size-complex="12pt"/>
    </style:style>
    <style:style style:name="T238" style:parent-style-name="tech" style:family="text">
      <style:text-properties style:font-name="Times New Roman" style:font-size-complex="12pt" fo:background-color="transparent"/>
    </style:style>
    <style:style style:name="T239" style:parent-style-name="pb" style:family="text">
      <style:text-properties style:font-name="Times New Roman" fo:font-size="12pt" style:font-size-asian="12pt" style:font-size-complex="12pt" fo:background-color="transparent"/>
    </style:style>
    <style:style style:name="T240" style:parent-style-name="tech" style:family="text">
      <style:text-properties style:font-name="Times New Roman" style:font-size-complex="12pt"/>
    </style:style>
    <style:style style:name="T241" style:parent-style-name="tech" style:family="text">
      <style:text-properties style:font-name="Times New Roman" style:font-size-complex="12pt" fo:background-color="transparent"/>
    </style:style>
    <style:style style:name="T242" style:parent-style-name="tech" style:family="text">
      <style:text-properties style:font-name="Times New Roman" style:font-size-complex="12pt"/>
    </style:style>
    <style:style style:name="T243" style:parent-style-name="name" style:family="text">
      <style:text-properties style:font-name="Times New Roman" style:font-size-complex="12pt"/>
    </style:style>
    <style:style style:name="T244" style:parent-style-name="name" style:family="text">
      <style:text-properties style:font-name="Times New Roman" style:font-size-complex="12pt"/>
    </style:style>
    <style:style style:name="T245" style:parent-style-name="tech" style:family="text">
      <style:text-properties style:font-name="Times New Roman" style:font-size-complex="12pt"/>
    </style:style>
    <style:style style:name="T246" style:parent-style-name="persName" style:family="text">
      <style:text-properties style:font-name="Times New Roman" style:font-size-complex="12pt"/>
    </style:style>
    <style:style style:name="T247" style:parent-style-name="name" style:family="text">
      <style:text-properties style:font-name="Times New Roman" style:font-size-complex="12pt"/>
    </style:style>
    <style:style style:name="T248" style:parent-style-name="persName" style:family="text">
      <style:text-properties style:font-name="Times New Roman" style:font-size-complex="12pt"/>
    </style:style>
    <style:style style:name="T249" style:parent-style-name="name" style:family="text">
      <style:text-properties style:font-name="Times New Roman" style:font-size-complex="12pt"/>
    </style:style>
    <style:style style:name="T250" style:parent-style-name="tech" style:family="text">
      <style:text-properties style:font-name="Times New Roman" style:font-size-complex="12pt"/>
    </style:style>
    <style:style style:name="T251" style:parent-style-name="tech" style:family="text">
      <style:text-properties style:font-name="Times New Roman" style:font-size-complex="12pt"/>
    </style:style>
    <style:style style:name="T252" style:parent-style-name="tech" style:family="text">
      <style:text-properties style:font-name="Times New Roman" style:font-size-complex="12pt" fo:background-color="transparent"/>
    </style:style>
    <style:style style:name="T253" style:parent-style-name="tech" style:family="text">
      <style:text-properties style:font-name="Times New Roman" style:font-size-complex="12pt"/>
    </style:style>
    <style:style style:name="T254" style:parent-style-name="tech" style:family="text">
      <style:text-properties style:font-name="Times New Roman" style:font-size-complex="12pt" fo:background-color="transparent"/>
    </style:style>
    <style:style style:name="T255" style:parent-style-name="persName" style:family="text">
      <style:text-properties style:font-name="Times New Roman" style:font-size-complex="12pt"/>
    </style:style>
    <style:style style:name="T256" style:parent-style-name="pb" style:family="text">
      <style:text-properties style:font-name="Times New Roman" fo:font-size="12pt" style:font-size-asian="12pt" style:font-size-complex="12pt" fo:background-color="transparent"/>
    </style:style>
    <style:style style:name="T257" style:parent-style-name="persName" style:family="text">
      <style:text-properties style:font-name="Times New Roman" style:font-size-complex="12pt"/>
    </style:style>
    <style:style style:name="T258" style:parent-style-name="tech" style:family="text">
      <style:text-properties style:font-name="Times New Roman" style:font-size-complex="12pt" fo:background-color="transparent"/>
    </style:style>
    <style:style style:name="T259" style:parent-style-name="tech" style:family="text">
      <style:text-properties style:font-name="Times New Roman" style:font-size-complex="12pt"/>
    </style:style>
    <style:style style:name="T260" style:parent-style-name="name" style:family="text">
      <style:text-properties style:font-name="Times New Roman" style:font-size-complex="12pt"/>
    </style:style>
    <style:style style:name="T261" style:parent-style-name="name" style:family="text">
      <style:text-properties style:font-name="Times New Roman" style:font-size-complex="12pt"/>
    </style:style>
    <style:style style:name="T262" style:parent-style-name="name" style:family="text">
      <style:text-properties style:font-name="Times New Roman" style:font-size-complex="12pt"/>
    </style:style>
    <style:style style:name="T263" style:parent-style-name="tech" style:family="text">
      <style:text-properties style:font-name="Times New Roman" style:font-size-complex="12pt"/>
    </style:style>
    <style:style style:name="T264" style:parent-style-name="name" style:family="text">
      <style:text-properties style:font-name="Times New Roman" style:font-size-complex="12pt"/>
    </style:style>
    <style:style style:name="T265" style:parent-style-name="name" style:family="text">
      <style:text-properties style:font-name="Times New Roman" style:font-size-complex="12pt" fo:background-color="transparent"/>
    </style:style>
    <style:style style:name="T266" style:parent-style-name="name" style:family="text">
      <style:text-properties style:font-name="Times New Roman" style:font-size-complex="12pt"/>
    </style:style>
    <style:style style:name="T267" style:parent-style-name="name" style:family="text">
      <style:text-properties style:font-name="Times New Roman" style:font-size-complex="12pt"/>
    </style:style>
    <style:style style:name="T268" style:parent-style-name="name" style:family="text">
      <style:text-properties style:font-name="Times New Roman" style:font-size-complex="12pt" fo:background-color="transparent"/>
    </style:style>
    <style:style style:name="T269" style:parent-style-name="name" style:family="text">
      <style:text-properties style:font-name="Times New Roman" style:font-size-complex="12pt"/>
    </style:style>
    <style:style style:name="T270" style:parent-style-name="name" style:family="text">
      <style:text-properties style:font-name="Times New Roman" style:font-size-complex="12pt" fo:background-color="transparent"/>
    </style:style>
    <style:style style:name="T271" style:parent-style-name="name" style:family="text">
      <style:text-properties style:font-name="Times New Roman" style:font-size-complex="12pt"/>
    </style:style>
    <style:style style:name="T272" style:parent-style-name="name" style:family="text">
      <style:text-properties style:font-name="Times New Roman" style:font-size-complex="12pt" fo:background-color="transparent"/>
    </style:style>
    <style:style style:name="T273" style:parent-style-name="name" style:family="text">
      <style:text-properties style:font-name="Times New Roman" style:font-size-complex="12pt"/>
    </style:style>
    <style:style style:name="T274" style:parent-style-name="name" style:family="text">
      <style:text-properties style:font-name="Times New Roman" style:font-size-complex="12pt" fo:background-color="transparent"/>
    </style:style>
    <style:style style:name="T275" style:parent-style-name="name" style:family="text">
      <style:text-properties style:font-name="Times New Roman" style:font-size-complex="12pt"/>
    </style:style>
    <style:style style:name="T276" style:parent-style-name="tech" style:family="text">
      <style:text-properties style:font-name="Times New Roman" style:font-size-complex="12pt" fo:background-color="transparent"/>
    </style:style>
    <style:style style:name="T277" style:parent-style-name="name" style:family="text">
      <style:text-properties style:font-name="Times New Roman" style:font-size-complex="12pt"/>
    </style:style>
    <style:style style:name="T278" style:parent-style-name="pb" style:family="text">
      <style:text-properties style:font-name="Times New Roman" fo:font-size="12pt" style:font-size-asian="12pt" style:font-size-complex="12pt" fo:background-color="transparent"/>
    </style:style>
    <style:style style:name="T279" style:parent-style-name="name" style:family="text">
      <style:text-properties style:font-name="Times New Roman" style:font-size-complex="12pt"/>
    </style:style>
    <style:style style:name="T280" style:parent-style-name="tech" style:family="text">
      <style:text-properties style:font-name="Times New Roman" style:font-size-complex="12pt" fo:background-color="transparent"/>
    </style:style>
    <style:style style:name="T281" style:parent-style-name="tech" style:family="text">
      <style:text-properties style:font-name="Times New Roman" style:font-size-complex="12pt"/>
    </style:style>
    <style:style style:name="T282" style:parent-style-name="tech" style:family="text">
      <style:text-properties style:font-name="Times New Roman" style:font-size-complex="12pt"/>
    </style:style>
    <style:style style:name="P283" style:parent-style-name="Normal" style:family="paragraph">
      <style:paragraph-properties fo:margin-bottom="0in"/>
    </style:style>
    <style:style style:name="T284" style:parent-style-name="Policepardéfaut" style:family="text">
      <style:text-properties style:font-name="Segoe UI"/>
    </style:style>
    <style:style style:name="T285" style:parent-style-name="Policepardéfaut" style:family="text">
      <style:text-properties style:font-name="Segoe UI"/>
    </style:style>
  </office:automatic-styles>
  <office:body>
    <office:text text:use-soft-page-breaks="true">
      <text:p text:style-name="P1">Copyeditor : Mathilde Nicolas.</text:p>
      <text:p text:style-name="P2">Creator: Renaudot, Théophraste (1586-1653).</text:p>
      <text:p text:style-name="Corpsdetexte">Title: « Les particularitez des divertissemens pris à Versailles par leurs Majestés », dans Recueil des<text:s/>gazettes nouvelles, ordinaires et extraordinaires. Relations et récits des choses avenues tant en ce royaume qu'ailleurs, pendant l'année mil six cent soixante-quatre.</text:p>
      <text:p text:style-name="Corpsdetexte">Date: 1664/05/28.</text:p>
      <text:p text:style-name="Corpsdetexte">Bibl: Renaudot, Théophraste,<text:s/><text:span text:style-name="T3">« Les particularitez des divertissemens</text:span><text:span text:style-name="T4"><text:s/>pris à Versailles par leurs Majestés », dans Recueil des gazettes nouvelles, ordinaires et extraordinaires. Relations et récits des choses avenues tant en ce royaume qu'ailleurs, pendant l'année mil six cent soixante-quatre.</text:span>, Paris, Bureau d’adresse, 1664.</text:p>
      <text:p text:style-name="Corpsdetexte"/>
      <text:p text:style-name="Corpsdetexte"/>
      <text:p text:style-name="Corpsdetexte"><text:span text:style-name="T5">481</text:span></text:p>
      <text:h text:style-name="P6" text:outline-level="1">LES <text:s/>PARTICVLARITEZ Des Divertissemens pris à Versailles, par Leurs Majestez.</text:h>
      <text:p text:style-name="Corpsdetexte"/>
      <text:p text:style-name="Corpsdetexte">Pvis qu'ils sont des effets de cette Paix glorieuse que nostre<text:s/><text:span text:style-name="T7">Grand Monarque</text:span><text:s/>a procurée toute l'Europe, il est bien juste qu'on en fasse vne Peinture parlante en faveur de tous les Peuples qui la composent : &amp; d'ailleurs, ils ont esté trop éclatans &amp; trop magnifiques, pour n'estre pas vn sujet d'admiration à vn chacun en leur donnant pour Théatre, tous les lieux où l'Histoire journaliére en peut transporter le Spectacle.</text:p>
      <text:p text:style-name="Corpsdetexte"/>
      <text:p text:style-name="Corpsdetexte">Ils avoyent pour titre, les Plaisirs de l’Isle enchantée, où la<text:s/><text:span text:style-name="T8">Magicienne Alcine</text:span><text:s/>que nous dépeint l'<office:annotation office:name="0"><dc:creator>Windows User</dc:creator><dc:date>2020-02-07T14:40:00</dc:date><text:p text:style-name="Normal">Comment baliser l’Arioste ?</text:p><text:p text:style-name="Normal"/></office:annotation>Arioste<office:annotation-end office:name="0"/>, arrestoit aupres d'elle, grand mombre de<text:s/><text:span text:style-name="T9">Chevaliers</text:span>, tant par les charmes de sa beauté, que par ses enchantemens : &amp; le<text:s/><text:span text:style-name="T10">Duc de S. Agnan</text:span>, reconnu pour l'vn des plus beaux</text:p>
      <text:p text:style-name="Corpsdetexte"/>
      <text:p text:style-name="Corpsdetexte"><text:span text:style-name="T11">482</text:span></text:p>
      <text:p text:style-name="Corpsdetexte">Esprits de la Cour, ayant envelopé ces Divertissemens, d'vne si agréable Fable, comme cette<text:s/><text:span text:style-name="T12">Magicienne</text:span><text:s/>se servoit des<text:s/><text:span text:style-name="tech">Tournoys</text:span>, des<text:s/><text:span text:style-name="tech">Festins</text:span>, de la<text:s/><text:span text:style-name="tech">Comédie<text:s/></text:span>, &amp; de la<text:s/><text:span text:style-name="tech">Musique</text:span>, aussi bien que du<text:s/>pouvoir de ses<text:s/><text:span text:style-name="name">Démons</text:span>, pour mieux captiver ses<text:span text:style-name="name"><text:s/>Amans</text:span>, ils furent composez d’vne<text:s/><text:span text:style-name="T13">Course de Bague</text:span><text:s/>pour la premiére Iournée, d'vne<text:s/><text:span text:style-name="T14">Comédie</text:span><text:s/>pour la seconde, &amp; d'vn<text:s/><text:span text:style-name="T15">Balet</text:span><text:s/>pour la 3, avec<text:s/><text:span text:style-name="T16">Festins</text:span>,<text:s/><text:span text:style-name="T17">Concerts</text:span><text:span text:style-name="tech">,</text:span><text:s/>&amp; tout ce qui estoit capable de les rendre dignes de la plus galante, &amp; de la plus pompeuse Cour de l'Vnivers. On avoit, aussi, feint tres agréablement, qu'<text:span text:style-name="T18">Alcine</text:span><text:s/>n’estant pas contante de ne<text:s/>faire parétre la force de ses enchantemens qu' en vn seul endroit, apres avoir visité divers Climats, l’avoit fait aborder en<text:s/><text:span text:style-name="placeName">France</text:span><text:s/>: &amp; que pour rendre hommage à<text:s/><text:span text:style-name="persName">la<text:s/></text:span><text:span text:style-name="T19">Reyne</text:span>, dont les rares qualitez lui causoyent autant de respect que d'admiration, elle avoit ordonné aux<text:s/><text:span text:style-name="T20">Guerriers</text:span><text:s/>qu’elle tenoit ainsi enchainez, de faire tout ce qu'ils pourroyent pour plaire à vne grande &amp; si belle Princesse.</text:p>
      <text:soft-page-break/>
      <text:p text:style-name="Corpsdetexte">Suivant vn projet si bien concerté, les Plaisirs de l’Isle enchantée se commancérent<text:s/><text:span text:style-name="date">le<text:s/></text:span><text:span text:style-name="T21">7 de ce mois</text:span>, par la<text:s/><text:span text:style-name="T22">Course<text:s/></text:span><text:span text:style-name="T23">de Bague</text:span>, pour le sujet de laquelle le<text:s/><text:span text:style-name="T24">Duc de Saint Agnan</text:span><text:s/>avoit, pareillement, choisi les<text:s/><text:span text:style-name="T25">Ieux Pythiens</text:span><text:s/>où<text:s/><text:span text:style-name="T26">Apollon</text:span><text:s/>pré-</text:p>
      <text:p text:style-name="Corpsdetexte"/>
      <text:p text:style-name="Corpsdetexte"><text:span text:style-name="T27">483</text:span></text:p>
      <text:p text:style-name="Corpsdetexte">sidoit: &amp;<text:s/>le lieu de ce<text:s/><text:span text:style-name="T28">Tournoy</text:span><text:s/>fut établi dans le<text:s/><text:span text:style-name="T29">Petit Parc</text:span>,<text:s/><text:span text:style-name="T30">au milieu de la grande Allée qui regarde le Chasteau de Versailles</text:span>, lequel estant vn Composé de ce que l’Art &amp; la Nature sçauroyent assambler de beau &amp; de délicieux, pouvoit bien estre vne Image de cette Isle enchantée.</text:p>
      <text:p text:style-name="Corpsdetexte">On avoit dressé sur les<text:s/><text:span text:style-name="T31">trois Avenües</text:span><text:s/>autant de<text:s/><text:span text:style-name="T32">grands Portiques de verdure</text:span><text:span text:style-name="T33">,<text:s/></text:span><text:span text:style-name="descriptionCar">ornez d'Escussons</text:span><text:span text:style-name="descriptionCar"> ; avec de hautes Figures, &amp; des Trophées</text:span><text:s/>qui les rendoyent fort superbes : &amp; à l’entrée d'vn Rond qui se forme au milieu de cette Allée, en descendant du Chasteau, l’on avoit mis les<text:s/><text:span text:style-name="T34"><office:annotation office:name="1"><dc:creator>Windows User</dc:creator><dc:date>2020-02-14T15:28:00</dc:date><text:p text:style-name="Normal">Faut-il baliser les hauts dais et les échafaux en technique ?</text:p><text:p text:style-name="Normal"><text:s/></text:p></office:annotation>hauts Dais</text:span><text:s/><office:annotation-end office:name="1"/>pour<text:s/><text:span text:style-name="T35">les Reynes</text:span>, avec des<text:s/><text:span text:style-name="T36">Echafaux<text:s/></text:span>pour toute la Cour.</text:p>
      <text:p text:style-name="Corpsdetexte"><text:span text:style-name="T37">Leurs Majestez</text:span><text:s/>s’y estans placées sur les<text:s/><text:span text:style-name="T38"><office:annotation office:name="2"><dc:creator>Windows User</dc:creator><dc:date>2020-02-14T15:29:00</dc:date><text:p text:style-name="Normal">Comment baliser les heures ?</text:p><text:p text:style-name="Normal"/></office:annotation>Six heures du soir</text:span><office:annotation-end office:name="2"/>,<text:s/><text:span text:style-name="T39">le Roy</text:span>, &amp;<text:s/><text:span text:style-name="persName">les principaux Seigneurs</text:span><text:s/>qui représentoyent avec<text:s/><text:span text:style-name="T40">Sa Majesté</text:span>, autant de<text:s/><text:span text:style-name="T41">Chevaliers</text:span>, parurent en cet ordre, tous<text:s/><text:span text:style-name="T42">richement vestus à la Gréque</text:span>, &amp; formans vn tres brillante<text:s/><text:span text:style-name="T43">Quadrille</text:span>.</text:p>
      <text:p text:style-name="Corpsdetexte">Vn<text:s/><text:span text:style-name="T44">Héraut d'Armes</text:span><text:s/>marchoit à la teste avec<text:s/><text:span text:style-name="name">trois Pages</text:span>, l’vn de<text:s/><text:span text:style-name="T45">Roger</text:span>, Chef de la Quadrille, le 2, de<text:s/><text:span text:style-name="T46">Guidon le Sauvage</text:span>, Maréchal de Camp, &amp; le 3, d'<text:span text:style-name="T47">Oger le Danois</text:span>, Iuge des Courses, dont ils portoyent les Lances, &amp; les Ecus.</text:p>
      <text:p text:style-name="Corpsdetexte">Sur leurs pas,<text:s/>estoyent<text:s/><text:span text:style-name="T48">4 Trompettes</text:span><text:span text:style-name="tech"><text:s/>&amp;<text:s/></text:span><text:span text:style-name="T49">deux</text:span></text:p>
      <text:p text:style-name="Corpsdetexte"/>
      <text:p text:style-name="Corpsdetexte"><text:span text:style-name="T50">484</text:span></text:p>
      <text:p text:style-name="Corpsdetexte"><text:span text:style-name="T51">Tymbales</text:span><text:s/>qui inspiroyent la gayeté, en remplissant l'air de leurs fanfares, &amp; de leurs sons : &amp; apres eux, venoit<text:s/><text:span text:style-name="T52">Guidon le Sauvage</text:span><text:s/>Maréchal de Camp, representé par le<text:s/><text:span text:style-name="T53">Duc de S. Agnan</text:span>, qui avoit pour corps de sa Devise, vn Tymbre d'Horloge frapé par le marteau, avec cette Ame,<text:s/><text:span text:style-name="T54">De mis golpes, mi Ruido</text:span>, &amp;<text:s/>pour<text:s/><text:span text:style-name="descriptionCar">sa couleur, blanc &amp; or, avec des galans incarnats &amp; noirs</text:span>.</text:p>
      <text:p text:style-name="Corpsdetexte">Il estoit joint par<text:s/><text:span text:style-name="T55">huit autres Trompettes</text:span><text:span text:style-name="tech"><text:s/>&amp;<text:s/></text:span><text:span text:style-name="T56">deux Tymbales</text:span><text:s/>qui devançoyent<text:s/><text:span text:style-name="T57">Roger</text:span>, représenté avec tous les avantages du plus achevé des Héros, puis qu'il l’estoit par<text:s/><text:span text:style-name="persName">vn<text:s/></text:span><text:span text:style-name="T58">Roy</text:span><text:s/>qui ne peut avoir<text:s/>de pareil. Aussi, le Corps de sa Devise estoit vn Soleil, pour montrer qu'il est vnique comme ce bel Astre : &amp; ces paroles,<text:s/><text:span text:style-name="T59">Neccesso,</text:span><text:span text:style-name="T60"><text:s/></text:span><text:span text:style-name="T61">necerro</text:span>, qui en faisoyent l'ame, exprimoyent, pareillement des mieux, qu'il ne se lasse, ni ne s'égare jamais, non plus que lui, dans ses glorieux Travaux.</text:p>
      <text:p text:style-name="Corpsdetexte"><text:span text:style-name="T62">Sa Majesté</text:span><text:span text:style-name="persName"><text:s/></text:span>estoit<text:s/><text:span text:style-name="descriptionCar">avantageusement vestüe &amp; montée, ayant sa couleur de Feu, or, &amp; argent</text:span><text:s/>: &amp; le<text:s/><text:span text:style-name="T63">Duc de Noailles</text:span><text:s/>représentoit derriére Elle,<text:s/><text:span text:style-name="T64">Oger le Danois</text:span>, Iuge du Camp, avec sa Devise composée d'vn Aigle qui à la vüe du<text:s/>Soleil, ouvre ses ailes pour s’en approcher, &amp; de ces paroles,<text:s/><text:span text:style-name="T65">Fidelis</text:span></text:p>
      <text:p text:style-name="Corpsdetexte"/>
      <text:p text:style-name="Corpsdetexte"><text:span text:style-name="T66">485</text:span></text:p>
      <text:p text:style-name="Corpsdetexte"><text:span text:style-name="T67">Caudax</text:span>, ayant<text:s/><text:span text:style-name="descriptionCar">sa couleur de Feu, noir, &amp; argent</text:span>.</text:p>
      <text:soft-page-break/>
      <text:p text:style-name="Corpsdetexte">Il estoit suivi par le<text:s/><text:span text:style-name="T68">Duc de Guyse</text:span>, &amp; le<text:s/><text:span text:style-name="T69">Comte d' Armagnac</text:span>, le premier représentant<text:s/><text:span text:style-name="T70">Aquilant le Noir</text:span>, avec vn Lion qui dormoit, accompagné de ces paroles,<text:s/><text:span text:style-name="T71">Et quiescente pavescunt</text:span><text:s/>: &amp; l'autre<text:s/><text:span text:style-name="T72">Griffon le Blanc</text:span>, qui avoit pour corps de sa Devise, vne Hermine, avec cette ame,<text:s/><text:span text:style-name="T73">Ex candore decus</text:span>, &amp; pour<text:s/><text:span text:style-name="descriptionCar">la couleur, argent &amp; blanc</text:span>.</text:p>
      <text:p text:style-name="Corpsdetexte">Apres eux estoyent les<text:s/><text:span text:style-name="T74">Ducs de Foix</text:span><text:s/>&amp;<text:s/><text:span text:style-name="T75">de Coaslin</text:span>, dont le premier désignoit<text:s/><text:span text:style-name="T76">Renaud</text:span>, ayant pour Devise, vn Vaisseau dans la Mer, avec ces mots,<text:s/><text:span text:style-name="T77">Longe levis aura feret</text:span>, &amp; pour<text:s/><text:span text:style-name="descriptionCar">couleur incarnat, or &amp; argent</text:span> : &amp; le second, désignoit<text:s/><text:span text:style-name="T78">Dadon</text:span>, ayant pour Devise, vn Soleil, &amp; l’Helyotrope qui ensüit tous les mouvernens, avec ces mots,<text:s/><text:span text:style-name="T79">Splendor ab ubsequio</text:span>, &amp; pour<text:s/><text:span text:style-name="descriptionCar">couleur, vert, <text:s/>blanc, &amp; argent</text:span>.</text:p>
      <text:p text:style-name="Corpsdetexte">Ils estoyent joints par le<text:s/><text:span text:style-name="T80">Comte de Lude</text:span>, &amp; le<text:s/><text:span text:style-name="T81">Prince de Marillac</text:span><text:s/>: celui là représentant<text:s/><text:span text:style-name="T82">Astolphe</text:span>, avec vn Chifre en forme de Noeud, accompagné de cette ame,<text:s/><text:span text:style-name="T83">Non fia mai sciolto</text:span>, &amp;<text:s/>pour<text:s/><text:span text:style-name="descriptionCar">couleur, incarnat, blanc, &amp; argent</text:span>: &amp; celui-ci,<text:s/><text:span text:style-name="T84">Brandimart</text:span>, avec vne Montre en relief, dont on voyoit les ressorts, accompagnez de ces paroles,<text:s/><text:span text:style-name="T85">chieto suor, commoto dentro</text:span>, &amp;<text:s/>pour</text:p>
      <text:p text:style-name="Corpsdetexte"/>
      <text:p text:style-name="Corpsdetexte"><text:span text:style-name="T86">486</text:span></text:p>
      <text:p text:style-name="Corpsdetexte"><text:span text:style-name="descriptionCar">couleur, jaune, blanc, argent, &amp; noir</text:span>.</text:p>
      <text:p text:style-name="Corpsdetexte">Ensüite, paressoyent le<text:s/><text:span text:style-name="T87">Marquis de Villequier</text:span><text:s/>qui représentoit<text:s/><text:span text:style-name="T88">Richardet</text:span>, ayant pour Devise, vn Aigle qui plane devant le Soleil, avec ces mots,<text:s/><text:span text:style-name="T89">Vni militat Astro</text:span>, &amp; pour<text:s/><text:span text:style-name="descriptionCar">couleur, blanc, or, &amp; argent</text:span><text:s/>: &amp; le<text:s/><text:span text:style-name="T90">Marquis de Soyecourt</text:span>, qui représentoit<text:s/><text:span text:style-name="T91">Olivier</text:span>, ayant pour Devise, vne Massüe d'Hercule, avec cette ame,<text:s/><text:span text:style-name="T92">Vix æquat fama labores</text:span>, &amp; pour<text:s/><text:span text:style-name="descriptionCar">couleur, bleu, blanc, &amp; argent</text:span>.</text:p>
      <text:p text:style-name="Corpsdetexte">Ils avoyent apres eux, le<text:s/><text:span text:style-name="T93">Marquis d'Humiéres</text:span><text:s/>qui désignoit<text:s/><text:span text:style-name="T94">Ariodant</text:span>, &amp; avoit pour Devise, toutes sortes de Couronnes, avec ces mots,<text:s/><text:span text:style-name="T95">No quiero menos</text:span>, ainsi que pour<text:s/><text:span text:style-name="descriptionCar">couleur, celle de</text:span><text:span text:style-name="descriptionCar"><text:s/></text:span><text:span text:style-name="descriptionCar">chair, blanc, &amp; argent</text:span><text:s/>: &amp; le<text:s/><text:span text:style-name="T96">Marquis de la Valliére</text:span>, qui désignoit<text:s/><text:span text:style-name="T97">Zerbin</text:span>, &amp; avoit pour Devise, vn Phoenix embrasé par le Soleil, sur vn Rocher, avec ces paroles,<text:s/><text:span text:style-name="T98">Hoc juvat vri</text:span>, &amp; pour<text:s/><text:span text:style-name="descriptionCar">couleur, gris de lin, blanc, &amp; argent</text:span>.</text:p>
      <text:p text:style-name="Corpsdetexte">Le<text:s/><text:span text:style-name="T99">Duc d'Enguyen</text:span><text:s/>venoit seul, &amp; représentoit<text:s/><text:span text:style-name="T100">Roland</text:span> : ayant pour Devise, vn Dard enlassé de Laurier, avec cette ame,<text:s/><text:span text:style-name="T101">Certo ferit</text:span>, &amp; sa<text:s/><text:span text:style-name="descriptionCar">couleur de feu, noir, &amp; or</text:span>.</text:p>
      <text:p text:style-name="Corpsdetexte">Cette charmante<text:s/><text:span text:style-name="T102">Troupe</text:span><text:s/>estoit suivie par<text:s/><text:span text:style-name="T103">Apollon</text:span><text:s/>assis sur<text:s/><text:span text:style-name="tech">vn<text:s/></text:span><text:span text:style-name="T104">Char de Triomphe</text:span><text:span text:style-name="T105">, de<text:s/></text:span><text:span text:style-name="descriptionCar">20 pieds</text:span><text:span text:style-name="descriptionCar"><text:s/></text:span><text:span text:style-name="descriptionCar">de haut, de dix<text:s/></text:span><text:span text:style-name="descriptionCar">de large, &amp; de 24 de long</text:span><text:span text:style-name="descriptionCar">,</text:span><text:s/>telle,</text:p>
      <text:p text:style-name="Corpsdetexte"/>
      <text:p text:style-name="Corpsdetexte"><text:span text:style-name="T106">487</text:span></text:p>
      <text:p text:style-name="Corpsdetexte">ment<text:s/><text:span text:style-name="descriptionCar">enrichi d'or, de Statües, d'Animaux, &amp; de Festons, avec les Armes Royales</text:span>, qu'il ne se</text:p>
      <text:p text:style-name="Corpsdetexte">peut rien voir de plus pompeux qu'estoit cette<text:s/><text:span text:style-name="T107">roulante Machine</text:span>, tirée par quatre grands chevaux qui représentoyent<text:s/><text:span text:style-name="T108">les quat</text:span><text:span text:style-name="T109">re Saisons</text:span>, par les différantes couleurs de leur poil.</text:p>
      <text:p text:style-name="Corpsdetexte"><text:span text:style-name="name">Le<text:s/></text:span><text:span text:style-name="T110">Dieu</text:span><text:s/>y estoit accompagné des<text:s/><text:span text:style-name="T111">quatre Aages</text:span><text:s/>assis à ses pieds, sur de vastes degrez qui</text:p>
      <text:p text:style-name="Corpsdetexte">lui formoyent vn Trône, ainsi que du<text:s/><text:span text:style-name="T112">Temps</text:span>, qui gouvernoit<text:s/><text:span text:style-name="T113">le Char</text:span>, représenté par vn<text:s/><office:annotation office:name="3"><dc:creator>Windows User</dc:creator><dc:date>2020-02-14T15:37:00</dc:date><text:p text:style-name="Normal">Le vieillard ailé est-il un personnage de la pièce ?</text:p><text:p text:style-name="Normal"/></office:annotation>Vieillard ailé,<office:annotation-end office:name="3"/><text:s/>avec vn Sable sur la teste, &amp; vne Faux <text:s/>couchée à ses pieds : les<text:s/><text:span text:style-name="T114">12 Signes du Zodiaque</text:span>, &amp; les<text:s/><text:span text:style-name="T115">12 Heures du Jour</text:span><text:s/>estans autour de lui, avec les Hyéroglifes qui les défignent.</text:p>
      <text:soft-page-break/>
      <text:p text:style-name="Corpsdetexte">Enfin, venoyent les<text:s/><text:span text:style-name="T116">Pages des Chevaliers</text:span>, portans leurs Lances, &amp; les Ecus de leurs Devises, tous richement vestus : puis<text:s/><text:span text:style-name="T117">20 Pasteurs</text:span><text:s/>chargez de toutes les piéces de la Barriére dont la Lyce devoit estre fermée.</text:p>
      <text:p text:style-name="Corpsdetexte"><text:span text:style-name="name">Les<text:s/></text:span><text:span text:style-name="T118">Chevaliers</text:span><text:s/>estans entrez par l'vn des Portiques qui aboutissoyent aux avenües du Camp, apres en avoir fait le tour, s'arrestérent devant<text:s/><text:span text:style-name="T119">les Reynes</text:span>, &amp;<text:s/><text:span text:style-name="T120">Apollon</text:span><text:s/>fit avec les<text:s/><text:span text:style-name="T121">4 Siécles</text:span>, vn charmant Dialogue en Vers, à la loüange de la France, de<text:s/><text:span text:style-name="T122">la Reyne</text:span>, &amp; du<text:s/><text:span text:style-name="T123">Roy</text:span><text:span text:style-name="persName"> </text:span>: apres quoy, tous ayans repris leur tour à gauche, au mesme ordre</text:p>
      <text:p text:style-name="Corpsdetexte"/>
      <text:p text:style-name="Corpsdetexte"><text:span text:style-name="T124">488</text:span></text:p>
      <text:p text:style-name="Corpsdetexte">quils estoyent venus, ils sortirent du Camp, pour faire place aux<text:s/><text:span text:style-name="T125">Pasteurs</text:span>, qui en vn instant, posérent la Barriére, &amp; favoriserent, ainsi, l'ardeur que nos<text:s/><text:span text:style-name="T126">Chevaliers</text:span><text:s/>avoyent de signaler leur adresse.</text:p>
      <text:p text:style-name="Corpsdetexte">C’est ce qu'ils firent à l'envi, animez au point qu’il est aisé de l’imaginer ayans l’honneur d’estre en cette occasion, les oncurrans d’vn si grand<text:s/><text:span text:style-name="T127">Roy</text:span>, excepté les<text:s/><text:span text:style-name="T128">Ducs de S. Agnan</text:span><text:s/>&amp;<text:s/><text:span text:style-name="T129">de Noailles</text:span>, que leurs Charges de Maréchal de Camp, &amp; de Iuges du Camp, empescherent de parestre en cette<text:s/><text:span text:style-name="tech">Course </text:span>: &amp; leur querelle s’estant décidée à<text:s/><text:span text:style-name="T130"><office:annotation office:name="4"><dc:creator>Windows User</dc:creator><dc:date>2020-02-14T15:40:00</dc:date><text:p text:style-name="Normal">Comment baliser les moments de<text:s/>la journée ?</text:p><text:p text:style-name="Normal"/></office:annotation>l’entrée de la Nuit</text:span><office:annotation-end office:name="4"/>, par les avantages du<text:s/><text:span text:style-name="T131">Marquis de la Valliere</text:span><text:s/>qui emporta le Prix, toute la place parut eclairée d'vn<text:s/><text:span text:style-name="T132">nombre infini de flambeaux sur des chandeliers suspendus</text:span><text:s/>a l’entour des Palissades, &amp; prodüisans les plus agréables effets du monde.</text:p>
      <text:p text:style-name="Corpsdetexte">En mesme temps, on veid entrer par le Portique de la droite, vne<text:s/><text:span text:style-name="T133">C</text:span><text:span text:style-name="T134">ompagnie de 36 Concertans</text:span>, qui marchoyent en fort bel ordre, au devant des<text:s/><text:span text:style-name="T135">4 Saisons</text:span><text:s/>: le<text:s/><text:span text:style-name="T136">Printemps</text:span><text:s/>sur vn cheval de Naples,<text:s/><text:span text:style-name="T137">l'</text:span><text:span text:style-name="T138">Eté</text:span>, sur vn Eléphant d’Ethiopie,<text:s/><text:span text:style-name="T139">l'</text:span><text:span text:style-name="T140">Automne</text:span>, sur vn Chameau d'Asie &amp;<text:s/><text:span text:style-name="T141">l'</text:span><text:span text:style-name="T142">Hyver</text:span>, sur vn Ours d'Hybernie : chacun se faisant connoistre par ses Fleurs, ses Epics, ses Früits, &amp; ses Glaces.</text:p>
      <text:p text:style-name="Corpsdetexte"/>
      <text:p text:style-name="Corpsdetexte"><text:span text:style-name="T143">489</text:span></text:p>
      <text:p text:style-name="Corpsdetexte">A peine cette nombreuse<text:s/><text:span text:style-name="T144">Troupe</text:span><text:s/>se fut également séparée aux deux costez de la Place, en présence de<text:s/><text:span text:style-name="T145">Leurs Majestez</text:span>, laissans les 4 Animaux de front au devant d'Elles, qu'il parut à</text:p>
      <text:p text:style-name="Corpsdetexte">leur süite,<text:s/><text:span text:style-name="T146">48</text:span><text:span text:style-name="T147"><text:s/>hommes</text:span>, qui représentoyent<text:s/><text:span text:style-name="T148">12 Jardiniers</text:span>,<text:s/><text:span text:style-name="T149">autant de Moissonneurs</text:span>,<text:s/><text:span text:style-name="T150">pareil nombre de Vandangeurs</text:span>, &amp;<text:s/><text:span text:style-name="T151">12 Vieillards</text:span>,<text:s/><text:span text:style-name="descriptionCar">tous chargez de<text:s/></text:span><text:span text:style-name="descriptionCar">grands Bassins de Früits en pyramides</text:span>, dont l'embellissement, la magnificence, &amp; la rareté, mirent les Spectateurs dans vne admiration extraordinaire.</text:p>
      <text:p text:style-name="Corpsdetexte"><text:span text:style-name="T152">Les Saisons</text:span><text:s/>s'adressans à<text:s/><text:span text:style-name="T153">la Reyne</text:span>, par de beaux Vers à sa loüange, lui offrirent leurs Présens, que ceux de leur Süite portèrent sur<text:span text:style-name="T154"><text:s/>4 Buffets</text:span><text:s/>qui parurent aux deux costez des Portiques de la droite &amp; de la gauche : ce qu'ils n'eurent pas achevé, qu'vn nouveau brüit, mais des plus doux, obligea les Spectateurs à tourner les yeux du costé des mesmes Portiques.</text:p>
      <text:p text:style-name="Corpsdetexte">C'estoit vne autre<text:s/><text:span text:style-name="T155">Bande de Concertans</text:span><text:s/>qui en fortoyent, marchans au petit pas a en tres-bel ordre, encor au devant d'<text:span text:style-name="T156">vne Ma</text:span><text:span text:style-name="T157">chine</text:span><text:span text:style-name="T158"><text:s/>de<text:s/></text:span><text:span text:style-name="descriptionCar">18 pieds de haut, &amp; de 12 de large</text:span><text:span text:style-name="descriptionCar">, constrüite de plusieurs troncs d'arbres entrelassez</text:span>, &amp; portée avec tant d'artifice, qu'il sembloit qu'elle se</text:p>
      <text:p text:style-name="Corpsdetexte"/>
      <text:p text:style-name="Corpsdetexte"><text:span text:style-name="T159">490</text:span></text:p>
      <text:soft-page-break/>
      <text:p text:style-name="Corpsdetexte">remüast par elle mesme.<text:s/><text:span text:style-name="T160">Diane</text:span><text:s/>&amp;<text:s/><text:span text:style-name="T161">Pan</text:span><text:s/>qui estoyent dessus, se présentérent ainsi, à<text:s/><text:span text:style-name="T162">Leurs Majestez</text:span><text:s/>: &amp; lors que<text:s/><text:span text:style-name="T163">la<text:s/></text:span><text:span text:style-name="T164">Machine</text:span><text:s/>fut arrivée au<text:s/><text:span text:style-name="placeName">milieu de la Place</text:span>, &amp; que tous les<text:s/><text:span text:style-name="T165">Concertans</text:span></text:p>
      <text:p text:style-name="Corpsdetexte">joints ensemble, eurent ravi l'Assistance, ils leur offrirent ce qu'ils avoyent de meilleur de leur Chasse, &amp; de leur Ménagerie, qui consistoit en<text:s/><text:span text:style-name="descriptionCar">36 grands plats de vian</text:span><text:span text:style-name="descriptionCar">des</text:span><text:s/>portez par autant d'hommes, sur leurs testes accompagnez de plusieurs autres, avec<text:s/><text:span text:style-name="T166">des flambeaux</text:span>, &amp; de<text:s/><text:span text:style-name="T167">18 Pages</text:span><text:s/>pour servir à Table.</text:p>
      <text:p text:style-name="Corpsdetexte">Il n'y a que le seul Spectacle de tant de choses qu'on veid alors, qui püisse faire concevoir l'effet qu'elles prodüisoyent pour former vne espéce d'enchantement dans vn si beau lieu, ainsi que le parut encor vne Table qui se découvrit en mesme temps que toutes<text:s/><text:span text:style-name="tech">les Machines</text:span><text:s/>eurent repris leur route pour rentrer, &amp; que<text:s/><text:span text:style-name="persName">les<text:s/></text:span><text:span text:style-name="T168">Concertans</text:span><text:s/>défîlérent devant<text:s/><text:span text:style-name="T169">Leurs Majestez</text:span>, pour se placer en face, sur vn<text:s/><text:span text:style-name="T170">Echafaut</text:span><text:s/>qu'on avoit expres dressé.</text:p>
      <text:p text:style-name="Corpsdetexte"><text:span text:style-name="descriptionCar">Cette<text:s/></text:span><text:span text:style-name="descriptionCar">Table esloit de 72 pieds de long</text:span><text:span text:style-name="descriptionCar">, en demi Cercle, ornée de<text:s/></text:span><text:span text:style-name="descriptionCar">grands Festons de fleurs</text:span><text:span text:style-name="descriptionCar">, avec 42 Couverts, &amp;<text:s/></text:span><text:span text:style-name="tech">72 flambeaux</text:span><text:span text:style-name="descriptionCar"><text:s/>de vermeil doré</text:span><text:s/>: &amp; ceux de la Süite de<text:s/><text:span text:style-name="T171">Pan</text:span><text:s/>&amp; de<text:s/><text:span text:style-name="T172">Diane</text:span>, y posérent leurs plats, qui composérent le plus</text:p>
      <text:p text:style-name="Corpsdetexte"/>
      <text:p text:style-name="Corpsdetexte"><text:span text:style-name="T173">491</text:span></text:p>
      <text:p text:style-name="Corpsdetexte">superbe &amp; le plus délicieux<text:s/><text:span text:style-name="T174">Festin</text:span><text:s/>qu’on püisse imaginer.</text:p>
      <text:p text:style-name="Corpsdetexte">Cependant,<text:s/><text:span text:style-name="T175">24 Danseurs</text:span><text:s/>sur l’espace du Terrain qui demeuroit vüide, firent vne fort belle Entrée : &amp; lors,<text:s/><text:span text:style-name="T176">Leurs Majestez</text:span><text:s/>prirent leur place au milieu de cette<text:s/>Table, ayans à leurs costez,<text:s/><text:span text:style-name="T177">Monsieur</text:span>,<text:span text:style-name="T178"><text:s/></text:span><text:span text:style-name="T179">Madame</text:span>, &amp;<text:s/><text:span text:style-name="T180">les autres Princesses</text:span>, &amp;<text:s/><text:span text:style-name="T181">Dames</text:span><text:s/>de la plus haute qualité, si avantageusement parées, qu'il sembloit que ce<text:s/><text:span text:style-name="T182">Banquet</text:span><text:s/>fust celui des Dieux, &amp; que le<text:s/><text:span text:style-name="T183">petit Parc de Versailles</text:span><text:s/>se fust converti en leur Olympe.<text:s/>Aussi le Ciel s'estoit paré<text:s/><text:span text:style-name="T184"><office:annotation office:name="5"><dc:creator>Windows User</dc:creator><dc:date>2020-02-14T15:45:00</dc:date><text:p text:style-name="Normal">Balisage des moments de la journée ?</text:p><text:p text:style-name="Normal"/></office:annotation>cette nüit là</text:span><office:annotation-end office:name="5"/>, de ses plus beaux Astres: &amp; l'on eust dist qu'il en avoit fait autant d'yeux pour mieux assister à ce Spectacle, capable de lui donner de la jalousie, comme tout le reste de la Terre. Mais si la Vüe &amp; le Goust y estoyent pleinement délectez, <text:s/>l’Oüye ne l'estoit pas moins, par la douceur de l’Harmonie de tant de<text:s/><text:span text:style-name="T185">Concertans</text:span>, qui exécutérent, miraculeusement, les plus beaux Airs que le<text:s/><text:span text:style-name="T186">Sieur Baptiste</text:span><text:s/>nostre sçavant Orphée , eust encor fait entendre à cette charmante Cour: &amp; <text:s/>c'est ainsi que se termina le premier Jour des Divertissemens de l’Isle enchantée.</text:p>
      <text:p text:style-name="Corpsdetexte"/>
      <text:p text:style-name="Corpsdetexte">Le lendemain, toute la Décoration ayant</text:p>
      <text:p text:style-name="Corpsdetexte"/>
      <text:p text:style-name="Corpsdetexte"><text:span text:style-name="T187">492</text:span></text:p>
      <text:p text:style-name="P188"><text:span text:style-name="T189">esté changée, on apperçeut au delà du Portique qui eftoit en face,<text:s/></text:span><text:span text:style-name="T190">vne tres gr</text:span><text:span text:style-name="T191">ande Sale</text:span><text:span text:style-name="T192">, remplie de siéges &amp; d' Echafaux, vis à vis vn autre Portique fermé par vn Rideau.<text:s/></text:span><text:span text:style-name="T193">Le Roy</text:span><text:span text:style-name="T194"><text:s/>&amp;<text:s/></text:span><text:span text:style-name="T195">les Reynes</text:span><text:span text:style-name="T196"><text:s/>s'y estans rendus sur les<text:s/></text:span><text:span text:style-name="T197"><office:annotation office:name="6"><dc:creator>Windows User</dc:creator><dc:date>2020-02-14T15:46:00</dc:date><text:p text:style-name="Normal">Balisage des heures ?</text:p><text:p text:style-name="Normal"/></office:annotation>8 heures du soir</text:span><office:annotation-end office:name="6"/><text:span text:style-name="T198">, accompagnez de toute la Cour, on découvrit entre les Pallissades de la me</text:span><text:span text:style-name="T199">sme Allée où s'estoit faite la<text:s/></text:span><text:span text:style-name="T200">Course de Bague</text:span><text:span text:style-name="T201">, vn fort beau, &amp; fort vaste<text:s/></text:span><text:span text:style-name="T202">Théâtre</text:span><text:span text:style-name="T203"><text:s/>éclairé de<text:s/></text:span><text:span text:style-name="T204">quantité de Lustres</text:span><text:span text:style-name="T205">: &amp; l’on y donna à<text:s/></text:span><text:span text:style-name="T206">Leurs Majestez</text:span><text:span text:style-name="T207">, le divertissement d'vne<text:s/></text:span><text:span text:style-name="T208">Comédie</text:span><text:span text:style-name="T209">, en laquelle vn Prince d'humeur magnifique, ayant vne Fille autant ennemie d</text:span><text:span text:style-name="T210">e l'Amour, quelle estoit aimable par ses charmantes qualitez, proposa des Ieux célébres &amp; y convia divers Princes, dans la pensée quelle y feroit, enfin, chois d'vn Amant digne d'elle. Outre que l'Intrigue en estoit galante, elle fut entremeslée d'</text:span><text:span text:style-name="T211">Entrées<text:s/></text:span><text:span text:style-name="T212">de Balet</text:span><text:span text:style-name="T213">, &amp; de<text:s/></text:span><text:span text:style-name="T214">Flûtes</text:span><text:span text:style-name="T215"><text:s/>&amp; de<text:s/></text:span><text:soft-page-break/><text:span text:style-name="T216">Violons</text:span><text:span text:style-name="T217">, ensorte que rien ne pouvoit estre pIus agréable, ni plus divertissant pour cette seconde journée.</text:span></text:p>
      <text:p text:style-name="P218"/>
      <text:p text:style-name="Corpsdetexte">Mais ce qui se passa en la 3, ne se peut exprimer que par des Idées au delà du vrai semblable : &amp; ce fut alors, aussi, que les Spectateurs crûrent estre en vne Isle enchantée. Le Théâtre de ces</text:p>
      <text:p text:style-name="Corpsdetexte"/>
      <text:p text:style-name="Corpsdetexte"><text:span text:style-name="T219">493</text:span></text:p>
      <text:p text:style-name="Corpsdetexte">nouveaux Miracles, estoit<text:s/><text:span text:style-name="tech">vn<text:s/></text:span><text:span text:style-name="T220">Rondeau</text:span><text:span text:style-name="T221"><text:s/></text:span>qui est<text:s/><text:span text:style-name="placeName">au bout de la mesme Allée en Ovale</text:span>, de<text:s/><text:span text:style-name="descriptionCar">prés de 200 pas de long, &amp; de 140 de large</text:span>. Il y avoit<text:s/><text:span text:style-name="tech">vn<text:s/></text:span><text:span text:style-name="T222">Rocher</text:span><text:span text:style-name="T223"><text:s/>de<text:s/></text:span><text:span text:style-name="descriptionCar">60 pieds en quarré, &amp; de 3 de haut</text:span>, sur lequel,<text:s/><text:span text:style-name="placeName">au milieu d'vne Plaine</text:span>, il en paressoit<text:s/><text:span text:style-name="T224">vn autre</text:span><text:span text:style-name="T225"><text:s/>de huit pieds de large, &amp; d'autant de haut<text:s/></text:span>: &amp; aux deux costez de cette Isle, on en voyoit<text:s/><text:span text:style-name="T226">encor deux</text:span><text:s/>à distance d’environ 40 pieds, qui s'elargissoyent jusques au bord, faisans de part &amp; d'autre, vne parfaite Symétrie.<text:s/><text:span text:style-name="tech">Ces Rochers</text:span><text:s/>estoyent remplis d'vn costé, d’vn nombre infini de toutes sortes de<text:s/><text:span text:style-name="T227">Concertans</text:span>, &amp; de l'autre, de<text:s/><text:span text:style-name="T228"><office:annotation office:name="7"><dc:creator>Auteur inconnu</dc:creator><dc:date>2020-02-26T15:55:00</dc:date><text:p text:style-name="P229"><text:span text:style-name="T230">Faut-il mettre les tymbales et les trompettes en personnes ou en techniques ?</text:span></text:p><text:p text:style-name="P231"/></office:annotation>Tymbales</text:span><text:span text:style-name="T232">, &amp; de<text:s/></text:span><text:span text:style-name="T233">Trompettes</text:span><office:annotation-end office:name="7"/>, vestus de tres magnifiques habits : &amp; toute l’Isle, les Rochers, &amp; l'enceinte du<text:s/><text:span text:style-name="tech">Rondeau</text:span><text:s/>brilloyent d'vne<text:s/><text:span text:style-name="T234">prodigieuse<text:s/></text:span><text:span text:style-name="T235">quantité de flambeaux d'autres lumiéres</text:span><text:span text:style-name="tech"><text:s/></text:span>: de facon que le Jour recommança de naitre dans le sein de<text:s/><text:span text:style-name="T236"><office:annotation office:name="8"><dc:creator>Windows User</dc:creator><dc:date>2020-02-14T15:48:00</dc:date><text:p text:style-name="Normal">Balisage moments de la journée ?</text:p><text:p text:style-name="Normal"/></office:annotation>la Nüit</text:span><office:annotation-end office:name="8"/>, malgré la violance des Vents, qui sembloyent pour satisfaire quelques Divinitez jalouses de tant de merveilles, en vouloir troubler l’appareil, mais dont l'on eust dit qu'ils estoyent aussï empeschez par la force de l'enchantement qui parut dans tout ce Spectacle.</text:p>
      <text:p text:style-name="Corpsdetexte"><text:span text:style-name="T237">Leurs Majestez</text:span><text:s/>s'estans placées, avec toute la Cour, sur les<text:s/><text:span text:style-name="T238">Amphitéatres</text:span><text:s/>qu'on avoit dressez</text:p>
      <text:p text:style-name="Corpsdetexte"/>
      <text:p text:style-name="Corpsdetexte"><text:span text:style-name="T239">494</text:span></text:p>
      <text:p text:style-name="Corpsdetexte">en face donc si superbe Scéne, Elles y eurent le divertissement d'vn<text:s/><text:span text:style-name="T240">Balet</text:span><text:s/>: lequel commença</text:p>
      <text:p text:style-name="Corpsdetexte">par la sortie qui<text:s/>se fit des ouvertures restans aux deux costez entre<text:s/><text:span text:style-name="T241">l'Isle</text:span>, &amp;<text:s/><text:span text:style-name="tech">les<text:s/></text:span><text:span text:style-name="T242">Rochers</text:span>, par la<text:s/><text:span text:style-name="name">Magicienne<text:s/></text:span><text:span text:style-name="T243">Alcine</text:span>, avec<text:s/><text:span text:style-name="T244">deux de ses Compagnes</text:span>, chacune montée sur vn<text:span text:style-name="name"><text:s/>Monstre marin</text:span>.</text:p>
      <text:p text:style-name="Corpsdetexte">Estant arrivée au bord du<text:s/><text:span text:style-name="T245">Rondeau</text:span><text:s/>devant<text:s/><text:span text:style-name="T246">Leurs Majestez</text:span>, elle découvrit par des Vers, à à ses<text:s/><text:span text:style-name="T247">deux Nymphes</text:span>, le trouble où l’avoyent mise des prodiges,<text:s/>&amp; des songes qui lui faisoyent appréhender la rüine de son Pouvoir, &amp; la perte de ses Amans, meslant à ses plaintes, les loüanges de la<text:s/><text:span text:style-name="T248">Reyne Mére</text:span> : puis elle ordonna que le<text:s/><text:span text:style-name="tech">Palais</text:span><text:s/>où elle tenoit<text:s/><text:span text:style-name="T249">Roger</text:span><text:s/>enchanté, s’ouvrist. A l'instant, par vn admirable<text:s/><text:span text:style-name="tech">art</text:span><text:span text:style-name="tech">ifice</text:span>,<text:s/><text:span text:style-name="tech">le<text:s/></text:span><text:span text:style-name="T250">Rocher</text:span><text:s/>se séparant aux deux bords de l’Isle, laissa voir ce<text:s/><text:span text:style-name="T251">Palais</text:span><text:span text:style-name="T252"><text:s/></text:span>qui surprit également les Spectateurs par sa magnifique structure, &amp; par l'élévation qui s'en fit, à mesure que le<text:s/><text:span text:style-name="T253">Rocher</text:span><text:span text:style-name="T254"><text:s/>s'ouvroit,</text:span><text:span text:style-name="descriptionCar"><text:s/>jusques à la hauteur de 25 pieds, s'é- largiss</text:span><text:span text:style-name="descriptionCar">ant, aussï, à proportion jusques à 30</text:span> : en sorte qu'on ne peut assez loüer le<text:s/><text:span text:style-name="T255">Sieur Vigarani</text:span><text:span text:style-name="persName"><text:s/></text:span>Gentil-homme Modenois, qui par toutes les étonnantes<text:s/><text:span text:style-name="tech">Machines</text:span><text:s/>qui servirent aux Divertissemens de ces trois Iournées, soûtint si digne-</text:p>
      <text:p text:style-name="Corpsdetexte"/>
      <text:p text:style-name="Corpsdetexte"><text:span text:style-name="T256">495</text:span></text:p>
      <text:p text:style-name="Corpsdetexte">mênt sa qualité d’Ingénieur du Roy.</text:p>
      <text:p text:style-name="Corpsdetexte">Pendant que les beautez de ce Palais se dévelopoyent ainsi, on entendit de toutes parts, l'harmonie des<text:s/><text:span text:style-name="T257">Concertans</text:span><text:s/>placez sur<text:s/><text:span text:style-name="T258">les<text:s/></text:span><text:span text:style-name="T259">Rochers</text:span><text:s/>: &amp; incontinant apres, il se fit six Entrées,<text:s/><text:soft-page-break/>l'vne de<text:s/><text:span text:style-name="T260">six Géans</text:span><text:s/>de hauteur prodigieuse, qui estoyent commis à la Garde des Dehors d'vn Lieu si considérable, &amp; qu'accompagnoyent<text:s/><text:span text:style-name="T261">4 Nains</text:span><text:s/>: la 2, de<text:s/><text:span text:style-name="T262">8 Maures</text:span>, chargez de la garde du dedans, &amp; qui le visitérent exactement, chacun avec<text:s/><text:span text:style-name="T263">deux flambeaux</text:span><text:s/>: la 3, de<text:s/><text:span text:style-name="name">s</text:span><text:span text:style-name="T264">ix des Chevaliers</text:span><text:span text:style-name="T265"><text:s/></text:span>enchantez qui essayans de forcer<text:s/>leur Prison, furent attaquez par<text:s/><text:span text:style-name="name">autant de Monstres</text:span><text:s/>qui en demeurérent victorieux : la 4, de la<text:s/><text:span text:style-name="name">Magicienne<text:s/></text:span><text:span text:style-name="T266">Alcine</text:span>, qui troublée de cette Avanture, invoqua, derechef, tous<text:s/><text:span text:style-name="name">ses<text:s/></text:span><text:span text:style-name="T267">Esprits</text:span><text:span text:style-name="T268"><text:s/></text:span>, deux desquels se présentérent, faisans des sauts avec l'agilité qui leur est propre : la 5,<text:s/><text:span text:style-name="name">d'autres<text:s/></text:span><text:span text:style-name="T269">Démons</text:span><text:span text:style-name="T270"><text:s/></text:span>qui la vinrent asseurer qu'ils employeroyent tous leurs soins pour son repos : &amp; la dernière de la mesme<text:s/><text:span text:style-name="name">Magicienne</text:span>, qui ayant apperçeu aupres de<text:s/><text:span text:style-name="T271">Roger</text:span><text:s/>&amp;<text:s/><text:span text:style-name="T272">des<text:s/></text:span><text:span text:style-name="T273">Chevaliers</text:span><text:span text:style-name="T274"><text:s/>de sa Süite</text:span>, vne<text:s/><text:span text:style-name="T275">Mélisse</text:span><text:s/>donc elle avoit tousjours redouté la püissance, &amp; qui estoit lors<text:s/><text:span text:style-name="T276">déguisée en<text:s/></text:span><text:span text:style-name="T277">Athlas</text:span>, accouroit pour empesher l'effet qu' elle venoit prodüire.</text:p>
      <text:p text:style-name="Corpsdetexte"/>
      <text:p text:style-name="Corpsdetexte"><text:span text:style-name="T278">496</text:span></text:p>
      <text:p text:style-name="Corpsdetexte">Mais comme cette<text:s/><text:span text:style-name="T279">Mélisse</text:span><text:s/>avoit desja mis au doigt de ce brave Chevalier, vne Bague qui détrüisoit les Enchantemens, elle ne pût s' opposer à sa süte : &amp; de desespoir, elle mit le feu à son<text:s/><text:span text:style-name="T280">Palais</text:span>, avec<text:span text:style-name="tech"><text:s/></text:span><text:span text:style-name="T281">vn flambeau</text:span>, de maniére qu'il disparut incontinant, avec toutes les lumiéres.</text:p>
      <text:p text:style-name="Corpsdetexte">Aussitost, on découvrit en sa place, vn<text:s/><text:span text:style-name="T282">Feu d’artifice</text:span>, duquel il n'est pas moins difficile de faire vne fidelle description que du reste, puis qu'à peine les Spectateurs eurent le temps d'en remarquer les diverses beautez, dans la grande foule des Feux qui remplirent durant<text:s/><text:span text:style-name="date"><office:annotation office:name="9"><dc:creator>Auteur inconnu</dc:creator><dc:date>2020-02-26T16:02:00</dc:date><text:p text:style-name="P283"><text:span text:style-name="T284">Comment bal</text:span><text:span text:style-name="T285">iser la durée ?</text:span></text:p></office:annotation>demi-heure</text:span><office:annotation-end office:name="9"/>, l'Eau, l’Air, &amp; la Terre de leur lumiére, &amp; de leur tintamarre.</text:p>
      <text:p text:style-name="Corpsdetexte">Ce fut par là, que se terminérent les Divertissemens de l’Isle enchantée, qui doivent faire avoüer que la France n'est pas moins grande &amp;<text:s/>magnifique dans la Paix , que conquérante &amp; glorieuse dans la Guerre, depuis que son Sceptre est dans les mains d'vn<text:s/><text:span text:style-name="persName">Monarque</text:span>, dont les jours sont tous remplis de merveilles qui n'ont point d'exemple dans le Passé, &amp; qui n'auront rien de semblable dans l'Avenir.</text:p>
      <text:p text:style-name="byline">A Paris, du bureau d’Adresse, aux Galleries du Louvre, devant la rüe S. Thomas, le 28 May 1664.</text:p>
      <text:p text:style-name="byline">Avec Privilége.</text:p>
      <text:p text:style-name="byline"/>
      <text:p text:style-name="Corpsdetexte"/>
      <text:p text:style-name="Corpsdetexte"/>
      <text:p text:style-name="Corpsdetexte">Les titres et corps de texte sont stylés à partir des styles par défaut du logiciel (Titre, Titre 1, Titre 2, Corps de Texte, etc.).</text:p>
      <text:p text:style-name="Corpsdetexte"/>
      <text:p text:style-name="salute">Les salutations</text:p>
      <text:p text:style-name="l">Les<text:s/>vers</text:p>
      <text:p text:style-name="l"/>
      <text:p text:style-name="l"><text:span text:style-name="persName">Les noms de<text:s/></text:span><text:span text:style-name="persName">personnes</text:span><text:span text:style-name="persName"><text:s/>réelles</text:span></text:p>
      <text:p text:style-name="l"/>
      <text:p text:style-name="l"><text:span text:style-name="tech">Les techniques</text:span></text:p>
      <text:soft-page-break/>
      <text:p text:style-name="Corpsdetexte"><text:span text:style-name="placeName">Les noms de lieu</text:span></text:p>
      <text:p text:style-name="Corpsdetexte"><text:span text:style-name="date">Les</text:span><text:span text:style-name="date"><text:s/>dates</text:span></text:p>
      <text:p text:style-name="l"><text:span text:style-name="name">Les noms de personnages</text:span></text:p>
      <text:p text:style-name="Corpsdetexte"><text:span text:style-name="foreign">Les segments en langue étrangère</text:span></text:p>
      <text:p text:style-name="description">Les descriptions</text:p>
      <text:p text:style-name="l"/>
      <text:p text:style-name="byline">L’annonce de l’auteur ou de l’éditeur : « Par Barbier »</text:p>
      <text:p text:style-name="byline"/>
      <text:p text:style-name="Corpsdetexte"><text:span text:style-name="pb">Les numéros de page.</text:span></text:p>
      <text:p text:style-name="Corpsdetex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F" svg:font-family="F" style:font-family-generic="system"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Arial, sans-serif" svg:font-family="Arial, sans-serif"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margin-bottom="0in" fo:line-height="100%"/>
      <style:text-properties style:font-name-complex="F"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Corpsdetexte" style:display-name="Corps de texte" style:family="paragraph" style:parent-style-name="Normal">
      <style:paragraph-properties fo:text-align="justify" fo:margin-top="0.059in" fo:margin-bottom="0.059in" fo:line-height="115%"/>
      <style:text-properties style:font-name="Times" style:font-name-asian="Times" fo:font-size="12pt" style:font-size-asian="12pt" style:font-size-complex="10pt" style:language-asian="fr" style:country-asian="FR" fo:hyphenate="false"/>
    </style:style>
    <style:style style:name="salute" style:display-name="&lt;salute&gt;" style:family="paragraph" style:parent-style-name="Normal" style:next-style-name="Corpsdetexte">
      <style:paragraph-properties fo:margin-top="0.3937in" fo:margin-bottom="0.3937in" fo:line-height="100%"/>
      <style:text-properties style:font-name="Times" style:font-name-asian="Times" fo:font-size="12pt" style:font-size-asian="12pt" style:font-size-complex="10pt" style:language-asian="fr" style:country-asian="FR" fo:hyphenate="false"/>
    </style:style>
    <style:style style:name="byline" style:display-name="&lt;byline&gt;" style:family="paragraph" style:parent-style-name="Normal" style:next-style-name="Corpsdetexte">
      <style:paragraph-properties fo:text-align="end" fo:margin-bottom="0in" fo:line-height="100%"/>
      <style:text-properties style:font-name="Times" style:font-name-asian="Times" fo:font-size="12pt" style:font-size-asian="12pt" style:font-size-complex="10pt" style:language-asian="fr" style:country-asian="FR" fo:hyphenate="false"/>
    </style:style>
    <style:style style:name="l" style:display-name="&lt;l&gt;" style:family="paragraph" style:parent-style-name="Normal">
      <style:paragraph-properties fo:margin-bottom="0in" fo:line-height="100%"/>
      <style:text-properties style:font-name="Times" style:font-name-asian="Times" fo:font-size="12pt" style:font-size-asian="12pt" style:font-size-complex="10pt" style:language-asian="fr" style:country-asian="FR"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description" style:display-name="&lt;description&gt;" style:family="paragraph" style:parent-style-name="Standard">
      <style:text-properties style:font-name="Times New Roman" fo:font-size="11pt" style:font-size-asian="11pt" style:text-underline-type="single" style:text-underline-style="solid" style:text-underline-width="auto" style:text-underline-mode="continuous" fo:hyphenate="false"/>
    </style:style>
    <style:style style:name="pb" style:display-name="&lt;pb&gt;" style:family="text">
      <style:text-properties style:font-name="Arial, sans-serif" fo:color="#999999" fo:font-size="11pt" style:font-size-asian="11pt" fo:background-color="#FFFFFF"/>
    </style:style>
    <style:style style:name="persName" style:display-name="&lt;persName&gt;" style:family="text">
      <style:text-properties style:use-window-font-color="true" fo:background-color="#FFFF00"/>
    </style:style>
    <style:style style:name="placeName" style:display-name="&lt;placeName&gt;" style:family="text">
      <style:text-properties fo:background-color="#FF0000"/>
    </style:style>
    <style:style style:name="name" style:display-name="&lt;name&gt;" style:family="text">
      <style:text-properties fo:background-color="#0000FF"/>
    </style:style>
    <style:style style:name="tech" style:display-name="&lt;tech&gt;" style:family="text">
      <style:text-properties fo:background-color="#FFFF00"/>
    </style:style>
    <style:style style:name="BodyTextChar" style:display-name="Body Text Char" style:family="text" style:parent-style-name="Policepardéfaut">
      <style:text-properties style:font-name="Times" style:font-name-asian="Times" style:font-name-complex="Times New Roman" fo:font-size="12pt" style:font-size-asian="12pt" style:font-size-complex="10pt" style:language-asian="fr" style:country-asian="FR"/>
    </style:style>
    <style:style style:name="foreign" style:display-name="&lt;foreign&gt;" style:family="text" style:parent-style-name="Policepardéfaut">
      <style:text-properties fo:color="#FF00FF"/>
    </style:style>
    <style:style style:name="date" style:display-name="&lt;date&gt;" style:family="text" style:parent-style-name="Policepardéfaut"/>
    <style:style style:name="Heading1Char" style:display-name="Heading 1 Ch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CommentReference" style:display-name="Comment Reference" style:family="text" style:parent-style-name="Policepardéfaut">
      <style:text-properties fo:font-size="8pt" style:font-size-asian="8pt" style:font-size-complex="8pt"/>
    </style:style>
    <style:style style:name="CommentTextChar" style:display-name="Comment Text Char" style:family="text" style:parent-style-name="Policepardéfau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Policepardéfaut">
      <style:text-properties style:font-name="Segoe UI" style:font-name-complex="Segoe UI" fo:font-size="9pt" style:font-size-asian="9pt" style:font-size-complex="9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Marquedecommentaire" style:display-name="Marque de commentaire" style:family="text" style:parent-style-name="Policepardéfaut">
      <style:text-properties fo:font-size="8pt" style:font-size-asian="8pt" style:font-size-complex="8pt"/>
    </style:style>
    <style:style style:name="descriptionCar" style:display-name="&lt;description&gt; Car" style:family="text" style:parent-style-name="Policepardéfaut">
      <style:text-properties style:font-name="Times New Roman" style:font-name-complex="F" style:font-size-complex="12pt"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ndows User</meta:initial-creator>
    <dc:creator>Windows User</dc:creator>
    <meta:creation-date>2020-02-21T11:35:00Z</meta:creation-date>
    <dc:date>2020-02-26T15:34:00Z</dc:date>
    <meta:template xlink:href="Normal" xlink:type="simple"/>
    <meta:editing-cycles>5</meta:editing-cycles>
    <meta:editing-duration>PT2640S</meta:editing-duration>
    <meta:document-statistic meta:page-count="8" meta:paragraph-count="38" meta:word-count="2965" meta:character-count="19240" meta:row-count="135" meta:non-whitespace-character-count="16313"/>
  </office:meta>
</office:document-meta>
</file>